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75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1.368cm"/>
    </style:style>
    <style:style style:name="co10" style:family="table-column">
      <style:table-column-properties fo:break-before="auto" style:column-width="1.122cm"/>
    </style:style>
    <style:style style:name="co11" style:family="table-column">
      <style:table-column-properties fo:break-before="auto" style:column-width="1.5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1.531cm"/>
    </style:style>
    <style:style style:name="co15" style:family="table-column">
      <style:table-column-properties fo:break-before="auto" style:column-width="2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4c7dc" fo:border="0.74pt solid #000000"/>
    </style:style>
    <style:style style:name="ce22" style:family="table-cell" style:parent-style-name="Default">
      <style:table-cell-properties fo:background-color="#b4c7dc"/>
    </style:style>
    <style:style style:name="ce2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729fcf" fo:border="0.74pt solid #000000"/>
    </style:style>
    <style:style style:name="ce27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b4c7dc" fo:border="none"/>
    </style:style>
    <style:style style:name="ce29" style:family="table-cell" style:parent-style-name="Default" style:data-style-name="N108">
      <style:table-cell-properties fo:background-color="#b4c7dc"/>
    </style:style>
    <style:style style:name="ce30" style:family="table-cell" style:parent-style-name="Default" style:data-style-name="N0">
      <style:table-cell-properties fo:background-color="#b4c7dc" fo:border="none"/>
    </style:style>
    <style:style style:name="ce10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fo:border="0.74pt solid #000000"/>
    </style:style>
    <style:style style:name="ce12" style:family="table-cell" style:parent-style-name="Default">
      <style:table-cell-properties fo:background-color="#b4c7dc"/>
    </style:style>
    <style:style style:name="ce1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fo:border="0.74pt solid #000000"/>
    </style:style>
    <style:style style:name="ce1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fo:border="none"/>
    </style:style>
    <style:style style:name="ce31" style:family="table-cell" style:parent-style-name="Default" style:data-style-name="N108">
      <style:table-cell-properties fo:background-color="#b4c7dc"/>
    </style:style>
    <style:style style:name="ce32" style:family="table-cell" style:parent-style-name="Default" style:data-style-name="N0">
      <style:table-cell-properties fo:background-color="#b4c7dc" fo:border="none"/>
    </style:style>
    <style:style style:name="ce16" style:family="table-cell" style:parent-style-name="Default" style:data-style-name="N111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11">
      <style:table-cell-properties fo:background-color="#b4c7dc"/>
    </style:style>
    <style:style style:name="ce18" style:family="table-cell" style:parent-style-name="Default" style:data-style-name="N111">
      <style:table-cell-properties fo:background-color="#b4c7dc" fo:border="none"/>
    </style:style>
    <style:style style:name="ce23" style:family="table-cell" style:parent-style-name="Default" style:data-style-name="N111">
      <style:table-cell-properties fo:background-color="#ff4000"/>
    </style:style>
    <style:style style:name="ce24" style:family="table-cell" style:parent-style-name="Default" style:data-style-name="N11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16377" table:default-cell-style-name="ce12"/>
        <table:table-row table:style-name="ro1">
          <table:table-cell table:style-name="ce10" office:value-type="string" calcext:value-type="string">
            <text:p>Pathway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FP</text:p>
          </table:table-cell>
          <table:table-cell table:style-name="ce13" office:value-type="string" calcext:value-type="string">
            <text:p>FN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</text:p>
          </table:table-cell>
          <table:table-cell table:number-columns-repeated="14"/>
          <table:table-cell table:style-name="ce10" table:number-columns-repeated="16363"/>
        </table:table-row>
        <table:table-row table:style-name="ro1">
          <table:table-cell table:style-name="ce11" office:value-type="string" calcext:value-type="string">
            <text:p>Citric-acid-cycle-(TCA-cycle)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office:value-type="float" office:value="0.170212765957447" calcext:value-type="float">
            <text:p>0,170212765957447</text:p>
          </table:table-cell>
          <table:table-cell table:style-name="ce14" office:value-type="float" office:value="0.103896103896104" calcext:value-type="float">
            <text:p>0,103896103896104</text:p>
          </table:table-cell>
          <table:table-cell table:style-name="ce14" office:value-type="float" office:value="0.12903" calcext:value-type="float">
            <text:p>0,12903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CREB-phosphorylation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333333333333333" calcext:value-type="float">
            <text:p>0,333333333333333</text:p>
          </table:table-cell>
          <table:table-cell table:style-name="ce14" office:value-type="float" office:value="0.9" calcext:value-type="float">
            <text:p>0,9</text:p>
          </table:table-cell>
          <table:table-cell table:style-name="ce14" office:value-type="float" office:value="0.48649" calcext:value-type="float">
            <text:p>0,48649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ERKs-are-inactivated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0.408805031446541" calcext:value-type="float">
            <text:p>0,408805031446541</text:p>
          </table:table-cell>
          <table:table-cell table:style-name="ce14" office:value-type="float" office:value="0.643564356435644" calcext:value-type="float">
            <text:p>0,643564356435644</text:p>
          </table:table-cell>
          <table:table-cell table:style-name="ce14" office:value-type="float" office:value="0.5" calcext:value-type="float">
            <text:p>0,5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Glycolysis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0.10062893081761" calcext:value-type="float">
            <text:p>0,10062893081761</text:p>
          </table:table-cell>
          <table:table-cell table:style-name="ce14" office:value-type="float" office:value="0.0788177339901478" calcext:value-type="float">
            <text:p>0,0788177339901478</text:p>
          </table:table-cell>
          <table:table-cell table:style-name="ce14" office:value-type="float" office:value="0.0883977900552486" calcext:value-type="float">
            <text:p>0,0883977900552486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HDACs-deacetylate-histones</text:p>
          </table:table-cell>
          <table:table-cell table:style-name="ce14" office:value-type="float" office:value="155" calcext:value-type="float">
            <text:p>155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3978" calcext:value-type="float">
            <text:p>3978</text:p>
          </table:table-cell>
          <table:table-cell table:style-name="ce14" office:value-type="float" office:value="0.392405063291139" calcext:value-type="float">
            <text:p>0,392405063291139</text:p>
          </table:table-cell>
          <table:table-cell table:style-name="ce14" office:value-type="float" office:value="0.0375030244374546" calcext:value-type="float">
            <text:p>0,0375030244374546</text:p>
          </table:table-cell>
          <table:table-cell table:style-name="ce14" office:value-type="float" office:value="0.0684628975265018" calcext:value-type="float">
            <text:p>0,0684628975265018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IFNG-signaling-activates-MAPKs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0.415254237288136" calcext:value-type="float">
            <text:p>0,415254237288136</text:p>
          </table:table-cell>
          <table:table-cell table:style-name="ce14" office:value-type="float" office:value="0.765625" calcext:value-type="float">
            <text:p>0,765625</text:p>
          </table:table-cell>
          <table:table-cell table:style-name="ce14" office:value-type="float" office:value="0.53846" calcext:value-type="float">
            <text:p>0,53846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Interferon-alpha-beta-signaling</text:p>
          </table:table-cell>
          <table:table-cell table:style-name="ce14" office:value-type="float" office:value="369" calcext:value-type="float">
            <text:p>369</text:p>
          </table:table-cell>
          <table:table-cell table:style-name="ce14" office:value-type="float" office:value="448" calcext:value-type="float">
            <text:p>448</text:p>
          </table:table-cell>
          <table:table-cell table:style-name="ce14" office:value-type="float" office:value="636" calcext:value-type="float">
            <text:p>636</text:p>
          </table:table-cell>
          <table:table-cell table:style-name="ce14" office:value-type="float" office:value="0.451652386780906" calcext:value-type="float">
            <text:p>0,451652386780906</text:p>
          </table:table-cell>
          <table:table-cell table:style-name="ce14" office:value-type="float" office:value="0.367164179104478" calcext:value-type="float">
            <text:p>0,367164179104478</text:p>
          </table:table-cell>
          <table:table-cell table:style-name="ce14" office:value-type="float" office:value="0.40505" calcext:value-type="float">
            <text:p>0,40505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Interleukin-2-signaling</text:p>
          </table:table-cell>
          <table:table-cell table:style-name="ce14" office:value-type="float" office:value="188" calcext:value-type="float">
            <text:p>188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0.56969696969697" calcext:value-type="float">
            <text:p>0,56969696969697</text:p>
          </table:table-cell>
          <table:table-cell table:style-name="ce14" office:value-type="float" office:value="0.92156862745098" calcext:value-type="float">
            <text:p>0,92156862745098</text:p>
          </table:table-cell>
          <table:table-cell table:style-name="ce14" office:value-type="float" office:value="0.70412" calcext:value-type="float">
            <text:p>0,70412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Mitochondrial-fatty-acid-beta-oxid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0.0208333333333333" calcext:value-type="float">
            <text:p>0,0208333333333333</text:p>
          </table:table-cell>
          <table:table-cell table:style-name="ce14" office:value-type="float" office:value="0.00961538461538462" calcext:value-type="float">
            <text:p>0,00961538461538462</text:p>
          </table:table-cell>
          <table:table-cell table:style-name="ce14" office:value-type="float" office:value="0.01316" calcext:value-type="float">
            <text:p>0,01316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Negative-regulation-of-FGFR1-signaling</text:p>
          </table:table-cell>
          <table:table-cell table:style-name="ce14" office:value-type="float" office:value="217" calcext:value-type="float">
            <text:p>217</text:p>
          </table:table-cell>
          <table:table-cell table:style-name="ce14" office:value-type="float" office:value="681" calcext:value-type="float">
            <text:p>681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0.241648106904232" calcext:value-type="float">
            <text:p>0,241648106904232</text:p>
          </table:table-cell>
          <table:table-cell table:style-name="ce14" office:value-type="float" office:value="0.62" calcext:value-type="float">
            <text:p>0,62</text:p>
          </table:table-cell>
          <table:table-cell table:style-name="ce14" office:value-type="float" office:value="0.34775641025641" calcext:value-type="float">
            <text:p>0,34775641025641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Negative-regulation-of-MAPK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office:value-type="float" office:value="0.301075268817204" calcext:value-type="float">
            <text:p>0,301075268817204</text:p>
          </table:table-cell>
          <table:table-cell table:style-name="ce14" office:value-type="float" office:value="0.337349397590361" calcext:value-type="float">
            <text:p>0,337349397590361</text:p>
          </table:table-cell>
          <table:table-cell table:style-name="ce14" office:value-type="float" office:value="0.31818" calcext:value-type="float">
            <text:p>0,31818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NFE2L2-regulates-pentose-phosphate-pathway-genes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3125" calcext:value-type="float">
            <text:p>0,3125</text:p>
          </table:table-cell>
          <table:table-cell table:style-name="ce14" office:value-type="float" office:value="0.714285714285714" calcext:value-type="float">
            <text:p>0,714285714285714</text:p>
          </table:table-cell>
          <table:table-cell table:style-name="ce14" office:value-type="float" office:value="0.434782608695652" calcext:value-type="float">
            <text:p>0,434782608695652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Paradoxical-activation-of-RAF-signaling-by-kinase-inactive-BRAF</text:p>
          </table:table-cell>
          <table:table-cell table:style-name="ce14" office:value-type="float" office:value="509" calcext:value-type="float">
            <text:p>509</text:p>
          </table:table-cell>
          <table:table-cell table:style-name="ce14" office:value-type="float" office:value="586" calcext:value-type="float">
            <text:p>586</text:p>
          </table:table-cell>
          <table:table-cell table:style-name="ce14" office:value-type="float" office:value="558" calcext:value-type="float">
            <text:p>558</text:p>
          </table:table-cell>
          <table:table-cell table:style-name="ce14" office:value-type="float" office:value="0.464840182648402" calcext:value-type="float">
            <text:p>0,464840182648402</text:p>
          </table:table-cell>
          <table:table-cell table:style-name="ce14" office:value-type="float" office:value="0.477038425492034" calcext:value-type="float">
            <text:p>0,477038425492034</text:p>
          </table:table-cell>
          <table:table-cell table:style-name="ce14" office:value-type="float" office:value="0.47086" calcext:value-type="float">
            <text:p>0,47086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Pentose-phosphate-cycle-(Pentose-phosphate-cycle)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51" calcext:value-type="float">
            <text:p>5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undefined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Regulation-of-NFE2L2-gene-expression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56" calcext:value-type="float">
            <text:p>1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83246073298429" calcext:value-type="float">
            <text:p>0,183246073298429</text:p>
          </table:table-cell>
          <table:table-cell table:style-name="ce14" office:value-type="float" office:value="0.972222222222222" calcext:value-type="float">
            <text:p>0,972222222222222</text:p>
          </table:table-cell>
          <table:table-cell table:style-name="ce14" office:value-type="float" office:value="0.30837" calcext:value-type="float">
            <text:p>0,30837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Regulation_of_telomerase</text:p>
          </table:table-cell>
          <table:table-cell table:style-name="ce14" office:value-type="float" office:value="273" calcext:value-type="float">
            <text:p>273</text:p>
          </table:table-cell>
          <table:table-cell table:style-name="ce14" office:value-type="float" office:value="2766" calcext:value-type="float">
            <text:p>2766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0.0898321816386969" calcext:value-type="float">
            <text:p>0,0898321816386969</text:p>
          </table:table-cell>
          <table:table-cell table:style-name="ce14" office:value-type="float" office:value="0.741847826086957" calcext:value-type="float">
            <text:p>0,741847826086957</text:p>
          </table:table-cell>
          <table:table-cell table:style-name="ce14" office:value-type="float" office:value="0.16026" calcext:value-type="float">
            <text:p>0,16026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ARS-CoV-1-activates-modulates-innate-immune-responses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422" calcext:value-type="float">
            <text:p>42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.0725274725274725" calcext:value-type="float">
            <text:p>0,0725274725274725</text:p>
          </table:table-cell>
          <table:table-cell table:style-name="ce14" office:value-type="float" office:value="0.868421052631579" calcext:value-type="float">
            <text:p>0,868421052631579</text:p>
          </table:table-cell>
          <table:table-cell table:style-name="ce14" office:value-type="float" office:value="0.133874239350913" calcext:value-type="float">
            <text:p>0,133874239350913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ARS-CoV-1-modulates-host-translation-machinery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567" calcext:value-type="float">
            <text:p>567</text:p>
          </table:table-cell>
          <table:table-cell table:style-name="ce14" office:value-type="float" office:value="0.423728813559322" calcext:value-type="float">
            <text:p>0,423728813559322</text:p>
          </table:table-cell>
          <table:table-cell table:style-name="ce14" office:value-type="float" office:value="0.0422297297297297" calcext:value-type="float">
            <text:p>0,0422297297297297</text:p>
          </table:table-cell>
          <table:table-cell table:style-name="ce14" office:value-type="float" office:value="0.0768" calcext:value-type="float">
            <text:p>0,0768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ARS-COV-2-ATTACHMENT-ENTRY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311" calcext:value-type="float">
            <text:p>311</text:p>
          </table:table-cell>
          <table:table-cell table:style-name="ce14" office:value-type="float" office:value="0.326086956521739" calcext:value-type="float">
            <text:p>0,326086956521739</text:p>
          </table:table-cell>
          <table:table-cell table:style-name="ce14" office:value-type="float" office:value="0.0879765395894428" calcext:value-type="float">
            <text:p>0,0879765395894428</text:p>
          </table:table-cell>
          <table:table-cell table:style-name="ce14" office:value-type="float" office:value="0.13857" calcext:value-type="float">
            <text:p>0,13857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ARS-COV-2-AUTOPHAGY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0.391304347826087" calcext:value-type="float">
            <text:p>0,391304347826087</text:p>
          </table:table-cell>
          <table:table-cell table:style-name="ce14" office:value-type="float" office:value="0.545454545454545" calcext:value-type="float">
            <text:p>0,545454545454545</text:p>
          </table:table-cell>
          <table:table-cell table:style-name="ce14" office:value-type="float" office:value="0.4557" calcext:value-type="float">
            <text:p>0,4557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ARS-COV-2-Maturation-of-spike-protein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0.405405405405405" calcext:value-type="float">
            <text:p>0,405405405405405</text:p>
          </table:table-cell>
          <table:table-cell table:style-name="ce14" office:value-type="float" office:value="0.185185185185185" calcext:value-type="float">
            <text:p>0,185185185185185</text:p>
          </table:table-cell>
          <table:table-cell table:style-name="ce14" office:value-type="float" office:value="0.254237288135593" calcext:value-type="float">
            <text:p>0,254237288135593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ARS-COV-2-modulates-host-translation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667" calcext:value-type="float">
            <text:p>667</text:p>
          </table:table-cell>
          <table:table-cell table:style-name="ce14" office:value-type="float" office:value="0.406779661016949" calcext:value-type="float">
            <text:p>0,406779661016949</text:p>
          </table:table-cell>
          <table:table-cell table:style-name="ce14" office:value-type="float" office:value="0.0974289580514208" calcext:value-type="float">
            <text:p>0,0974289580514208</text:p>
          </table:table-cell>
          <table:table-cell table:style-name="ce14" office:value-type="float" office:value="0.157205240174673" calcext:value-type="float">
            <text:p>0,157205240174673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ARS-COV-2-Translation-of-Replicase-and-Assembly-of-the-Replication-Transcription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0.506329113924051" calcext:value-type="float">
            <text:p>0,506329113924051</text:p>
          </table:table-cell>
          <table:table-cell table:style-name="ce14" office:value-type="float" office:value="0.571428571428571" calcext:value-type="float">
            <text:p>0,571428571428571</text:p>
          </table:table-cell>
          <table:table-cell table:style-name="ce14" office:value-type="float" office:value="0.536912751677852" calcext:value-type="float">
            <text:p>0,536912751677852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elenocysteine-synthesis</text:p>
          </table:table-cell>
          <table:table-cell table:style-name="ce14" office:value-type="float" office:value="172" calcext:value-type="float">
            <text:p>172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4113" calcext:value-type="float">
            <text:p>4113</text:p>
          </table:table-cell>
          <table:table-cell table:style-name="ce14" office:value-type="float" office:value="0.46866485013624" calcext:value-type="float">
            <text:p>0,46866485013624</text:p>
          </table:table-cell>
          <table:table-cell table:style-name="ce14" office:value-type="float" office:value="0.0401400233372229" calcext:value-type="float">
            <text:p>0,0401400233372229</text:p>
          </table:table-cell>
          <table:table-cell table:style-name="ce14" office:value-type="float" office:value="0.0739466895958728" calcext:value-type="float">
            <text:p>0,0739466895958728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ignaling-downstream-of-RAS-mutants</text:p>
          </table:table-cell>
          <table:table-cell table:style-name="ce14" office:value-type="float" office:value="415" calcext:value-type="float">
            <text:p>415</text:p>
          </table:table-cell>
          <table:table-cell table:style-name="ce14" office:value-type="float" office:value="448" calcext:value-type="float">
            <text:p>448</text:p>
          </table:table-cell>
          <table:table-cell table:style-name="ce14" office:value-type="float" office:value="584" calcext:value-type="float">
            <text:p>584</text:p>
          </table:table-cell>
          <table:table-cell table:style-name="ce14" office:value-type="float" office:value="0.480880648899189" calcext:value-type="float">
            <text:p>0,480880648899189</text:p>
          </table:table-cell>
          <table:table-cell table:style-name="ce14" office:value-type="float" office:value="0.415415415415415" calcext:value-type="float">
            <text:p>0,415415415415415</text:p>
          </table:table-cell>
          <table:table-cell table:style-name="ce14" office:value-type="float" office:value="0.445757250268528" calcext:value-type="float">
            <text:p>0,445757250268528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ignalling-to-RAS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0.261744966442953" calcext:value-type="float">
            <text:p>0,261744966442953</text:p>
          </table:table-cell>
          <table:table-cell table:style-name="ce14" office:value-type="float" office:value="0.75" calcext:value-type="float">
            <text:p>0,75</text:p>
          </table:table-cell>
          <table:table-cell table:style-name="ce14" office:value-type="float" office:value="0.38806" calcext:value-type="float">
            <text:p>0,38806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pry-regulation-of-FGF-signaling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0.22463768115942" calcext:value-type="float">
            <text:p>0,22463768115942</text:p>
          </table:table-cell>
          <table:table-cell table:style-name="ce14" office:value-type="float" office:value="0.53448275862069" calcext:value-type="float">
            <text:p>0,53448275862069</text:p>
          </table:table-cell>
          <table:table-cell table:style-name="ce14" office:value-type="float" office:value="0.31633" calcext:value-type="float">
            <text:p>0,31633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uperpathway-of-D-myo-inositol-1-4-5-trisphosphate-metabolism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0.0704225352112676" calcext:value-type="float">
            <text:p>0,0704225352112676</text:p>
          </table:table-cell>
          <table:table-cell table:style-name="ce14" office:value-type="float" office:value="0.036231884057971" calcext:value-type="float">
            <text:p>0,036231884057971</text:p>
          </table:table-cell>
          <table:table-cell table:style-name="ce14" office:value-type="float" office:value="0.04785" calcext:value-type="float">
            <text:p>0,04785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TRAF3-dependent-IRF-activation-pathway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0.520754716981132" calcext:value-type="float">
            <text:p>0,520754716981132</text:p>
          </table:table-cell>
          <table:table-cell table:style-name="ce14" office:value-type="float" office:value="0.826347305389222" calcext:value-type="float">
            <text:p>0,826347305389222</text:p>
          </table:table-cell>
          <table:table-cell table:style-name="ce14" office:value-type="float" office:value="0.63889" calcext:value-type="float">
            <text:p>0,63889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Trans-Golgi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1025641025641" calcext:value-type="float">
            <text:p>0,4102564102564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8182" calcext:value-type="float">
            <text:p>0,58182</text:p>
          </table:table-cell>
          <table:table-cell table:number-columns-repeated="16377"/>
        </table:table-row>
        <table:table-row table:style-name="ro1">
          <table:table-cell/>
          <table:table-cell table:formula="of:=SUM([.B2:.B31] )" office:value-type="float" office:value="3070" calcext:value-type="float">
            <text:p>3070</text:p>
          </table:table-cell>
          <table:table-cell table:formula="of:=SUM([.C2:.C31] )" office:value-type="float" office:value="7538" calcext:value-type="float">
            <text:p>7538</text:p>
          </table:table-cell>
          <table:table-cell table:formula="of:=SUM([.D2:.D31] )" office:value-type="float" office:value="12678" calcext:value-type="float">
            <text:p>12678</text:p>
          </table:table-cell>
          <table:table-cell table:style-name="ce31" table:formula="of:=[.B32]/([.B32]+[.C32])" office:value-type="float" office:value="0.289404223227753" calcext:value-type="float">
            <text:p>0,28940422</text:p>
          </table:table-cell>
          <table:table-cell table:formula="of:=[.B32]/([.B32]+[.D32])" office:value-type="float" office:value="0.19494538989078" calcext:value-type="float">
            <text:p>0,19494538989078</text:p>
          </table:table-cell>
          <table:table-cell table:formula="of:=AVERAGE([.G2:.G31])" office:value-type="float" office:value="0.317908040197836" calcext:value-type="float">
            <text:p>0,317908040197836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2*[.E32]*[.F32]/([.E32]+[.F32])" office:value-type="float" office:value="0.232964030960692" calcext:value-type="float">
            <text:p>0,232964030960692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VAR([.G2:.G31])" office:value-type="float" office:value="0.040024865101239" calcext:value-type="float">
            <text:p>0,040024865101239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Pathway with small molecules</text:p>
          </table:table-cell>
          <table:table-cell table:style-name="ce15" office:value-type="string" calcext:value-type="string">
            <text:p>TP</text:p>
          </table:table-cell>
          <table:table-cell table:style-name="ce15"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5" office:value-type="string" calcext:value-type="string">
            <text:p>Precision</text:p>
          </table:table-cell>
          <table:table-cell table:style-name="ce15" office:value-type="string" calcext:value-type="string">
            <text:p>Recall</text:p>
          </table:table-cell>
          <table:table-cell table:style-name="ce15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Citric-acid-cycle-(TCA-cycle)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office:value-type="float" office:value="0.170212765957447" calcext:value-type="float">
            <text:p>0,170212765957447</text:p>
          </table:table-cell>
          <table:table-cell table:style-name="ce14" office:value-type="float" office:value="0.103896103896104" calcext:value-type="float">
            <text:p>0,103896103896104</text:p>
          </table:table-cell>
          <table:table-cell table:style-name="ce14" office:value-type="float" office:value="0.12903226" calcext:value-type="float">
            <text:p>0,12903226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Glycolysis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0.10062893081761" calcext:value-type="float">
            <text:p>0,10062893081761</text:p>
          </table:table-cell>
          <table:table-cell table:style-name="ce14" office:value-type="float" office:value="0.0788177339901478" calcext:value-type="float">
            <text:p>0,0788177339901478</text:p>
          </table:table-cell>
          <table:table-cell table:style-name="ce14" office:value-type="float" office:value="0.0883977900552486" calcext:value-type="float">
            <text:p>0,0883977900552486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HDACs-deacetylate-histones</text:p>
          </table:table-cell>
          <table:table-cell table:style-name="ce14" office:value-type="float" office:value="155" calcext:value-type="float">
            <text:p>155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3978" calcext:value-type="float">
            <text:p>3978</text:p>
          </table:table-cell>
          <table:table-cell table:style-name="ce14" office:value-type="float" office:value="0.392405063291139" calcext:value-type="float">
            <text:p>0,392405063291139</text:p>
          </table:table-cell>
          <table:table-cell table:style-name="ce14" office:value-type="float" office:value="0.0375030244374546" calcext:value-type="float">
            <text:p>0,0375030244374546</text:p>
          </table:table-cell>
          <table:table-cell table:style-name="ce14" office:value-type="float" office:value="0.0684628975265018" calcext:value-type="float">
            <text:p>0,0684628975265018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Interferon-alpha-beta-signaling</text:p>
          </table:table-cell>
          <table:table-cell table:style-name="ce14" office:value-type="float" office:value="369" calcext:value-type="float">
            <text:p>369</text:p>
          </table:table-cell>
          <table:table-cell table:style-name="ce14" office:value-type="float" office:value="448" calcext:value-type="float">
            <text:p>448</text:p>
          </table:table-cell>
          <table:table-cell table:style-name="ce14" office:value-type="float" office:value="636" calcext:value-type="float">
            <text:p>636</text:p>
          </table:table-cell>
          <table:table-cell table:style-name="ce14" office:value-type="float" office:value="0.451652386780906" calcext:value-type="float">
            <text:p>0,451652386780906</text:p>
          </table:table-cell>
          <table:table-cell table:style-name="ce14" office:value-type="float" office:value="0.367164179104478" calcext:value-type="float">
            <text:p>0,367164179104478</text:p>
          </table:table-cell>
          <table:table-cell table:style-name="ce14" office:value-type="float" office:value="0.4050494" calcext:value-type="float">
            <text:p>0,4050494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Interleukin-2-signaling</text:p>
          </table:table-cell>
          <table:table-cell table:style-name="ce14" office:value-type="float" office:value="188" calcext:value-type="float">
            <text:p>188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0.56969696969697" calcext:value-type="float">
            <text:p>0,56969696969697</text:p>
          </table:table-cell>
          <table:table-cell table:style-name="ce14" office:value-type="float" office:value="0.92156862745098" calcext:value-type="float">
            <text:p>0,92156862745098</text:p>
          </table:table-cell>
          <table:table-cell table:style-name="ce14" office:value-type="float" office:value="0.70411985" calcext:value-type="float">
            <text:p>0,70411985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Mitochondrial-fatty-acid-beta-oxid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0.0208333333333333" calcext:value-type="float">
            <text:p>0,0208333333333333</text:p>
          </table:table-cell>
          <table:table-cell table:style-name="ce14" office:value-type="float" office:value="0.00961538461538462" calcext:value-type="float">
            <text:p>0,00961538461538462</text:p>
          </table:table-cell>
          <table:table-cell table:style-name="ce14" office:value-type="float" office:value="0.01315789" calcext:value-type="float">
            <text:p>0,01315789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Negative-regulation-of-FGFR1-signaling</text:p>
          </table:table-cell>
          <table:table-cell table:style-name="ce14" office:value-type="float" office:value="217" calcext:value-type="float">
            <text:p>217</text:p>
          </table:table-cell>
          <table:table-cell table:style-name="ce14" office:value-type="float" office:value="681" calcext:value-type="float">
            <text:p>681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0.241648106904232" calcext:value-type="float">
            <text:p>0,241648106904232</text:p>
          </table:table-cell>
          <table:table-cell table:style-name="ce14" office:value-type="float" office:value="0.62" calcext:value-type="float">
            <text:p>0,62</text:p>
          </table:table-cell>
          <table:table-cell table:style-name="ce14" office:value-type="float" office:value="0.34775641025641" calcext:value-type="float">
            <text:p>0,34775641025641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NFE2L2-regulates-pentose-phosphate-pathway-genes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3125" calcext:value-type="float">
            <text:p>0,3125</text:p>
          </table:table-cell>
          <table:table-cell table:style-name="ce14" office:value-type="float" office:value="0.714285714285714" calcext:value-type="float">
            <text:p>0,714285714285714</text:p>
          </table:table-cell>
          <table:table-cell table:style-name="ce14" office:value-type="float" office:value="0.434782608695652" calcext:value-type="float">
            <text:p>0,434782608695652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Paradoxical-activation-of-RAF-signaling-by-kinase-inactive-BRAF</text:p>
          </table:table-cell>
          <table:table-cell table:style-name="ce14" office:value-type="float" office:value="509" calcext:value-type="float">
            <text:p>509</text:p>
          </table:table-cell>
          <table:table-cell table:style-name="ce14" office:value-type="float" office:value="586" calcext:value-type="float">
            <text:p>586</text:p>
          </table:table-cell>
          <table:table-cell table:style-name="ce14" office:value-type="float" office:value="558" calcext:value-type="float">
            <text:p>558</text:p>
          </table:table-cell>
          <table:table-cell table:style-name="ce14" office:value-type="float" office:value="0.464840182648402" calcext:value-type="float">
            <text:p>0,464840182648402</text:p>
          </table:table-cell>
          <table:table-cell table:style-name="ce14" office:value-type="float" office:value="0.477038425492034" calcext:value-type="float">
            <text:p>0,477038425492034</text:p>
          </table:table-cell>
          <table:table-cell table:style-name="ce14" office:value-type="float" office:value="0.47086031" calcext:value-type="float">
            <text:p>0,47086031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Pentose-phosphate-cycle-(Pentose-phosphate-cycle)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51" calcext:value-type="float">
            <text:p>5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undefined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Regulation_of_telomerase</text:p>
          </table:table-cell>
          <table:table-cell table:style-name="ce14" office:value-type="float" office:value="273" calcext:value-type="float">
            <text:p>273</text:p>
          </table:table-cell>
          <table:table-cell table:style-name="ce14" office:value-type="float" office:value="2766" calcext:value-type="float">
            <text:p>2766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0.0898321816386969" calcext:value-type="float">
            <text:p>0,0898321816386969</text:p>
          </table:table-cell>
          <table:table-cell table:style-name="ce14" office:value-type="float" office:value="0.741847826086957" calcext:value-type="float">
            <text:p>0,741847826086957</text:p>
          </table:table-cell>
          <table:table-cell table:style-name="ce14" office:value-type="float" office:value="0.16025829" calcext:value-type="float">
            <text:p>0,16025829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ARS-CoV-1-activates-modulates-innate-immune-responses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422" calcext:value-type="float">
            <text:p>42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.0725274725274725" calcext:value-type="float">
            <text:p>0,0725274725274725</text:p>
          </table:table-cell>
          <table:table-cell table:style-name="ce14" office:value-type="float" office:value="0.868421052631579" calcext:value-type="float">
            <text:p>0,868421052631579</text:p>
          </table:table-cell>
          <table:table-cell table:style-name="ce14" office:value-type="float" office:value="0.133874239350913" calcext:value-type="float">
            <text:p>0,133874239350913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ARS-COV-2-ATTACHMENT-ENTRY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311" calcext:value-type="float">
            <text:p>311</text:p>
          </table:table-cell>
          <table:table-cell table:style-name="ce14" office:value-type="float" office:value="0.326086956521739" calcext:value-type="float">
            <text:p>0,326086956521739</text:p>
          </table:table-cell>
          <table:table-cell table:style-name="ce14" office:value-type="float" office:value="0.0879765395894428" calcext:value-type="float">
            <text:p>0,0879765395894428</text:p>
          </table:table-cell>
          <table:table-cell table:style-name="ce14" office:value-type="float" office:value="0.13856813" calcext:value-type="float">
            <text:p>0,13856813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ARS-COV-2-Maturation-of-spike-protein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0.405405405405405" calcext:value-type="float">
            <text:p>0,405405405405405</text:p>
          </table:table-cell>
          <table:table-cell table:style-name="ce14" office:value-type="float" office:value="0.185185185185185" calcext:value-type="float">
            <text:p>0,185185185185185</text:p>
          </table:table-cell>
          <table:table-cell table:style-name="ce14" office:value-type="float" office:value="0.254237288135593" calcext:value-type="float">
            <text:p>0,254237288135593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ARS-COV-2-modulates-host-translation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667" calcext:value-type="float">
            <text:p>667</text:p>
          </table:table-cell>
          <table:table-cell table:style-name="ce14" office:value-type="float" office:value="0.406779661016949" calcext:value-type="float">
            <text:p>0,406779661016949</text:p>
          </table:table-cell>
          <table:table-cell table:style-name="ce14" office:value-type="float" office:value="0.0974289580514208" calcext:value-type="float">
            <text:p>0,0974289580514208</text:p>
          </table:table-cell>
          <table:table-cell table:style-name="ce14" office:value-type="float" office:value="0.157205240174673" calcext:value-type="float">
            <text:p>0,157205240174673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elenocysteine-synthesis</text:p>
          </table:table-cell>
          <table:table-cell table:style-name="ce14" office:value-type="float" office:value="172" calcext:value-type="float">
            <text:p>172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4113" calcext:value-type="float">
            <text:p>4113</text:p>
          </table:table-cell>
          <table:table-cell table:style-name="ce14" office:value-type="float" office:value="0.46866485013624" calcext:value-type="float">
            <text:p>0,46866485013624</text:p>
          </table:table-cell>
          <table:table-cell table:style-name="ce14" office:value-type="float" office:value="0.0401400233372229" calcext:value-type="float">
            <text:p>0,0401400233372229</text:p>
          </table:table-cell>
          <table:table-cell table:style-name="ce14" office:value-type="float" office:value="0.0739466895958728" calcext:value-type="float">
            <text:p>0,0739466895958728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ignaling-downstream-of-RAS-mutants</text:p>
          </table:table-cell>
          <table:table-cell table:style-name="ce14" office:value-type="float" office:value="415" calcext:value-type="float">
            <text:p>415</text:p>
          </table:table-cell>
          <table:table-cell table:style-name="ce14" office:value-type="float" office:value="448" calcext:value-type="float">
            <text:p>448</text:p>
          </table:table-cell>
          <table:table-cell table:style-name="ce14" office:value-type="float" office:value="584" calcext:value-type="float">
            <text:p>584</text:p>
          </table:table-cell>
          <table:table-cell table:style-name="ce14" office:value-type="float" office:value="0.480880648899189" calcext:value-type="float">
            <text:p>0,480880648899189</text:p>
          </table:table-cell>
          <table:table-cell table:style-name="ce14" office:value-type="float" office:value="0.415415415415415" calcext:value-type="float">
            <text:p>0,415415415415415</text:p>
          </table:table-cell>
          <table:table-cell table:style-name="ce14" office:value-type="float" office:value="0.445757250268528" calcext:value-type="float">
            <text:p>0,445757250268528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uperpathway-of-D-myo-inositol-1-4-5-trisphosphate-metabolism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0.0704225352112676" calcext:value-type="float">
            <text:p>0,0704225352112676</text:p>
          </table:table-cell>
          <table:table-cell table:style-name="ce14" office:value-type="float" office:value="0.036231884057971" calcext:value-type="float">
            <text:p>0,036231884057971</text:p>
          </table:table-cell>
          <table:table-cell table:style-name="ce14" office:value-type="float" office:value="0.04784689" calcext:value-type="float">
            <text:p>0,04784689</text:p>
          </table:table-cell>
          <table:table-cell table:number-columns-repeated="16377"/>
        </table:table-row>
        <table:table-row table:style-name="ro1">
          <table:table-cell/>
          <table:table-cell table:formula="of:=SUM([.B36:.B53] )" office:value-type="float" office:value="2496" calcext:value-type="float">
            <text:p>2496</text:p>
          </table:table-cell>
          <table:table-cell table:formula="of:=SUM([.C36:.C53] )" office:value-type="float" office:value="6497" calcext:value-type="float">
            <text:p>6497</text:p>
          </table:table-cell>
          <table:table-cell table:formula="of:=SUM([.D36:.D53] )" office:value-type="float" office:value="11778" calcext:value-type="float">
            <text:p>11778</text:p>
          </table:table-cell>
          <table:table-cell table:style-name="ce31" table:formula="of:=[.B54]/([.B54]+[.C54])" office:value-type="float" office:value="0.277549204937173" calcext:value-type="float">
            <text:p>0,27754920</text:p>
          </table:table-cell>
          <table:table-cell table:formula="of:=[.B54]/([.B54]+[.D54])" office:value-type="float" office:value="0.174863387978142" calcext:value-type="float">
            <text:p>0,174863387978142</text:p>
          </table:table-cell>
          <table:table-cell table:formula="of:=AVERAGE([.G36:.G53])" office:value-type="float" office:value="0.239606672591729" calcext:value-type="float">
            <text:p>0,239606672591729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31"/>
          <table:table-cell/>
          <table:table-cell table:formula="of:=2*[.E54]*[.F54]/([.E54]+[.F54])" office:value-type="float" office:value="0.21455280010315" calcext:value-type="float">
            <text:p>0,21455280010315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VAR([.G36:.G53])" office:value-type="float" office:value="0.0377170981617762" calcext:value-type="float">
            <text:p>0,0377170981617762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Pathway without small molecules</text:p>
          </table:table-cell>
          <table:table-cell table:style-name="ce15" office:value-type="string" calcext:value-type="string">
            <text:p>TP</text:p>
          </table:table-cell>
          <table:table-cell table:style-name="ce15"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5" office:value-type="string" calcext:value-type="string">
            <text:p>Precision</text:p>
          </table:table-cell>
          <table:table-cell table:style-name="ce15" office:value-type="string" calcext:value-type="string">
            <text:p>Recall</text:p>
          </table:table-cell>
          <table:table-cell table:style-name="ce15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CREB-phosphorylation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333333333333333" calcext:value-type="float">
            <text:p>0,333333333333333</text:p>
          </table:table-cell>
          <table:table-cell table:style-name="ce14" office:value-type="float" office:value="0.9" calcext:value-type="float">
            <text:p>0,9</text:p>
          </table:table-cell>
          <table:table-cell table:style-name="ce14" office:value-type="float" office:value="0.48648649" calcext:value-type="float">
            <text:p>0,48648649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ERKs-are-inactivated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0.408805031446541" calcext:value-type="float">
            <text:p>0,408805031446541</text:p>
          </table:table-cell>
          <table:table-cell table:style-name="ce14" office:value-type="float" office:value="0.643564356435644" calcext:value-type="float">
            <text:p>0,643564356435644</text:p>
          </table:table-cell>
          <table:table-cell table:style-name="ce14" office:value-type="float" office:value="0.5" calcext:value-type="float">
            <text:p>0,5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IFNG-signaling-activates-MAPKs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0.415254237288136" calcext:value-type="float">
            <text:p>0,415254237288136</text:p>
          </table:table-cell>
          <table:table-cell table:style-name="ce14" office:value-type="float" office:value="0.765625" calcext:value-type="float">
            <text:p>0,765625</text:p>
          </table:table-cell>
          <table:table-cell table:style-name="ce14" office:value-type="float" office:value="0.53846154" calcext:value-type="float">
            <text:p>0,53846154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Negative-regulation-of-MAPK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office:value-type="float" office:value="0.301075268817204" calcext:value-type="float">
            <text:p>0,301075268817204</text:p>
          </table:table-cell>
          <table:table-cell table:style-name="ce14" office:value-type="float" office:value="0.337349397590361" calcext:value-type="float">
            <text:p>0,337349397590361</text:p>
          </table:table-cell>
          <table:table-cell table:style-name="ce14" office:value-type="float" office:value="0.31818182" calcext:value-type="float">
            <text:p>0,31818182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Regulation-of-NFE2L2-gene-expression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56" calcext:value-type="float">
            <text:p>1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83246073298429" calcext:value-type="float">
            <text:p>0,183246073298429</text:p>
          </table:table-cell>
          <table:table-cell table:style-name="ce14" office:value-type="float" office:value="0.972222222222222" calcext:value-type="float">
            <text:p>0,972222222222222</text:p>
          </table:table-cell>
          <table:table-cell table:style-name="ce14" office:value-type="float" office:value="0.30837004" calcext:value-type="float">
            <text:p>0,30837004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ARS-CoV-1-modulates-host-translation-machinery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567" calcext:value-type="float">
            <text:p>567</text:p>
          </table:table-cell>
          <table:table-cell table:style-name="ce14" office:value-type="float" office:value="0.423728813559322" calcext:value-type="float">
            <text:p>0,423728813559322</text:p>
          </table:table-cell>
          <table:table-cell table:style-name="ce14" office:value-type="float" office:value="0.0422297297297297" calcext:value-type="float">
            <text:p>0,0422297297297297</text:p>
          </table:table-cell>
          <table:table-cell table:style-name="ce14" office:value-type="float" office:value="0.07680492" calcext:value-type="float">
            <text:p>0,07680492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ARS-COV-2-AUTOPHAGY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0.391304347826087" calcext:value-type="float">
            <text:p>0,391304347826087</text:p>
          </table:table-cell>
          <table:table-cell table:style-name="ce14" office:value-type="float" office:value="0.545454545454545" calcext:value-type="float">
            <text:p>0,545454545454545</text:p>
          </table:table-cell>
          <table:table-cell table:style-name="ce14" office:value-type="float" office:value="0.4556962" calcext:value-type="float">
            <text:p>0,4556962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ARS-COV-2-Translation-of-Replicase-and-Assembly-of-the-Replication-Transcription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0.506329113924051" calcext:value-type="float">
            <text:p>0,506329113924051</text:p>
          </table:table-cell>
          <table:table-cell table:style-name="ce14" office:value-type="float" office:value="0.571428571428571" calcext:value-type="float">
            <text:p>0,571428571428571</text:p>
          </table:table-cell>
          <table:table-cell table:style-name="ce14" office:value-type="float" office:value="0.536912751677852" calcext:value-type="float">
            <text:p>0,536912751677852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ignalling-to-RAS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0.261744966442953" calcext:value-type="float">
            <text:p>0,261744966442953</text:p>
          </table:table-cell>
          <table:table-cell table:style-name="ce14" office:value-type="float" office:value="0.75" calcext:value-type="float">
            <text:p>0,75</text:p>
          </table:table-cell>
          <table:table-cell table:style-name="ce14" office:value-type="float" office:value="0.3880597" calcext:value-type="float">
            <text:p>0,3880597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pry-regulation-of-FGF-signaling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0.22463768115942" calcext:value-type="float">
            <text:p>0,22463768115942</text:p>
          </table:table-cell>
          <table:table-cell table:style-name="ce14" office:value-type="float" office:value="0.53448275862069" calcext:value-type="float">
            <text:p>0,53448275862069</text:p>
          </table:table-cell>
          <table:table-cell table:style-name="ce14" office:value-type="float" office:value="0.31632653" calcext:value-type="float">
            <text:p>0,31632653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TRAF3-dependent-IRF-activation-pathway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0.520754716981132" calcext:value-type="float">
            <text:p>0,520754716981132</text:p>
          </table:table-cell>
          <table:table-cell table:style-name="ce14" office:value-type="float" office:value="0.826347305389222" calcext:value-type="float">
            <text:p>0,826347305389222</text:p>
          </table:table-cell>
          <table:table-cell table:style-name="ce14" office:value-type="float" office:value="0.63888889" calcext:value-type="float">
            <text:p>0,63888889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Trans-Golgi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1025641025641" calcext:value-type="float">
            <text:p>0,4102564102564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8181818" calcext:value-type="float">
            <text:p>0,58181818</text:p>
          </table:table-cell>
          <table:table-cell table:number-columns-repeated="16377"/>
        </table:table-row>
        <table:table-row table:style-name="ro1">
          <table:table-cell/>
          <table:table-cell table:style-name="ce19" table:formula="of:=SUM([.B58:.B69])" office:value-type="float" office:value="574" calcext:value-type="float">
            <text:p>574</text:p>
          </table:table-cell>
          <table:table-cell table:style-name="ce19" table:formula="of:=SUM([.C58:.C69])" office:value-type="float" office:value="1041" calcext:value-type="float">
            <text:p>1041</text:p>
          </table:table-cell>
          <table:table-cell table:style-name="ce19" table:formula="of:=SUM([.D58:.D69])" office:value-type="float" office:value="900" calcext:value-type="float">
            <text:p>900</text:p>
          </table:table-cell>
          <table:table-cell table:style-name="ce19" table:formula="of:=[.B70]/([.B70]+[.C70])" office:value-type="float" office:value="0.355417956656347" calcext:value-type="float">
            <text:p>0,355417956656347</text:p>
          </table:table-cell>
          <table:table-cell table:style-name="ce19" table:formula="of:=[.B70]/([.B70]+[.D70])" office:value-type="float" office:value="0.389416553595658" calcext:value-type="float">
            <text:p>0,389416553595658</text:p>
          </table:table-cell>
          <table:table-cell table:style-name="ce32" table:formula="of:=AVERAGE([.G58:.G69])" office:value-type="float" office:value="0.428833921806488" calcext:value-type="float">
            <text:p>0,428833921806488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2*[.E70]*[.F70]/([.E70]+[.F70])" office:value-type="float" office:value="0.371641307866624" calcext:value-type="float">
            <text:p>0,371641307866624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VAR([.G58:.G69])" office:value-type="float" office:value="0.0241215304810379" calcext:value-type="float">
            <text:p>0,0241215304810379</text:p>
          </table:table-cell>
          <table:table-cell table:number-columns-repeated="16377"/>
        </table:table-row>
        <table:table-row table:style-name="ro1" table:number-rows-repeated="104850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2" table:style-name="ta1">
        <office:forms form:automatic-focus="false" form:apply-design-mode="false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3" table:number-columns-repeated="2" table:default-cell-style-name="ce12"/>
        <table:table-column table:style-name="co8" table:number-columns-repeated="16374" table:default-cell-style-name="ce12"/>
        <table:table-row table:style-name="ro1">
          <table:table-cell table:style-name="ce10" office:value-type="string" calcext:value-type="string">
            <text:p>Pathway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FP</text:p>
          </table:table-cell>
          <table:table-cell table:style-name="ce13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style-name="ce11" office:value-type="string" calcext:value-type="string">
            <text:p>Objects</text:p>
          </table:table-cell>
          <table:table-cell table:style-name="ce11" office:value-type="string" calcext:value-type="string">
            <text:p>aligned</text:p>
          </table:table-cell>
          <table:table-cell table:style-name="ce11" office:value-type="string" calcext:value-type="string">
            <text:p>SM</text:p>
          </table:table-cell>
          <table:table-cell table:style-name="ce11" office:value-type="string" calcext:value-type="string">
            <text:p>SM-aligned</text:p>
          </table:table-cell>
          <table:table-cell table:style-name="ce11" office:value-type="string" calcext:value-type="string">
            <text:p>Interactions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FP</text:p>
          </table:table-cell>
          <table:table-cell table:style-name="ce13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number-columns-repeated="16366"/>
        </table:table-row>
        <table:table-row table:style-name="ro1">
          <table:table-cell table:style-name="ce11" office:value-type="string" calcext:value-type="string">
            <text:p>Citric-acid-cycle-(TCA-cycle)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300" calcext:value-type="float">
            <text:p>300</text:p>
          </table:table-cell>
          <table:table-cell table:style-name="ce17" table:formula="of:=[.B2]/([.B2]+[.C2])" office:value-type="float" office:value="0.0509090909090909" calcext:value-type="float">
            <text:p>0,0509</text:p>
          </table:table-cell>
          <table:table-cell table:style-name="ce23" table:formula="of:=[.B2]/([.B2]+[.D2])" office:value-type="float" office:value="0.0445859872611465" calcext:value-type="float">
            <text:p>0,0446</text:p>
          </table:table-cell>
          <table:table-cell table:style-name="ce17" table:formula="of:=2*[.E2]*[.F2]/([.E2]+[.F2])" office:value-type="float" office:value="0.0475382003395586" calcext:value-type="float">
            <text:p>0,0475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CREB-phosphorylatio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B3]/([.B3]+[.C3])" office:value-type="float" office:value="0.107142857142857" calcext:value-type="float">
            <text:p>0,1071</text:p>
          </table:table-cell>
          <table:table-cell table:style-name="ce24" table:formula="of:=[.B3]/([.B3]+[.D3])" office:value-type="float" office:value="1" calcext:value-type="float">
            <text:p>1,0000</text:p>
          </table:table-cell>
          <table:table-cell table:style-name="ce17" table:formula="of:=2*[.E3]*[.F3]/([.E3]+[.F3])" office:value-type="float" office:value="0.193548387096774" calcext:value-type="float">
            <text:p>0,1935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ERKs-are-inactivated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5" calcext:value-type="float">
            <text:p>5</text:p>
          </table:table-cell>
          <table:table-cell table:style-name="ce17" table:formula="of:=[.B4]/([.B4]+[.C4])" office:value-type="float" office:value="0.220779220779221" calcext:value-type="float">
            <text:p>0,2208</text:p>
          </table:table-cell>
          <table:table-cell table:style-name="ce24" table:formula="of:=[.B4]/([.B4]+[.D4])" office:value-type="float" office:value="0.871794871794872" calcext:value-type="float">
            <text:p>0,8718</text:p>
          </table:table-cell>
          <table:table-cell table:style-name="ce17" table:formula="of:=2*[.E4]*[.F4]/([.E4]+[.F4])" office:value-type="float" office:value="0.352331606217617" calcext:value-type="float">
            <text:p>0,3523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Glycolysis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822" calcext:value-type="float">
            <text:p>1822</text:p>
          </table:table-cell>
          <table:table-cell table:style-name="ce14" office:value-type="float" office:value="350" calcext:value-type="float">
            <text:p>350</text:p>
          </table:table-cell>
          <table:table-cell table:style-name="ce17" table:formula="of:=[.B5]/([.B5]+[.C5])" office:value-type="float" office:value="0.0225321888412017" calcext:value-type="float">
            <text:p>0,0225</text:p>
          </table:table-cell>
          <table:table-cell table:style-name="ce17" table:formula="of:=[.B5]/([.B5]+[.D5])" office:value-type="float" office:value="0.107142857142857" calcext:value-type="float">
            <text:p>0,1071</text:p>
          </table:table-cell>
          <table:table-cell table:style-name="ce17" table:formula="of:=2*[.E5]*[.F5]/([.E5]+[.F5])" office:value-type="float" office:value="0.0372340425531915" calcext:value-type="float">
            <text:p>0,0372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HDACs-deacetylate-histones</text:p>
          </table:table-cell>
          <table:table-cell table:style-name="ce14" office:value-type="float" office:value="430" calcext:value-type="float">
            <text:p>430</text:p>
          </table:table-cell>
          <table:table-cell table:style-name="ce14" office:value-type="float" office:value="1712" calcext:value-type="float">
            <text:p>1712</text:p>
          </table:table-cell>
          <table:table-cell table:style-name="ce14" office:value-type="float" office:value="4189" calcext:value-type="float">
            <text:p>4189</text:p>
          </table:table-cell>
          <table:table-cell table:style-name="ce17" table:formula="of:=[.B6]/([.B6]+[.C6])" office:value-type="float" office:value="0.200746965452848" calcext:value-type="float">
            <text:p>0,2007</text:p>
          </table:table-cell>
          <table:table-cell table:style-name="ce23" table:formula="of:=[.B6]/([.B6]+[.D6])" office:value-type="float" office:value="0.0930937432344663" calcext:value-type="float">
            <text:p>0,0931</text:p>
          </table:table-cell>
          <table:table-cell table:style-name="ce17" table:formula="of:=2*[.E6]*[.F6]/([.E6]+[.F6])" office:value-type="float" office:value="0.127200118325691" calcext:value-type="float">
            <text:p>0,1272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IFNG-signaling-activates-MAPKs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B7]/([.B7]+[.C7])" office:value-type="float" office:value="0.25" calcext:value-type="float">
            <text:p>0,2500</text:p>
          </table:table-cell>
          <table:table-cell table:style-name="ce24" table:formula="of:=[.B7]/([.B7]+[.D7])" office:value-type="float" office:value="1" calcext:value-type="float">
            <text:p>1,0000</text:p>
          </table:table-cell>
          <table:table-cell table:style-name="ce17" table:formula="of:=2*[.E7]*[.F7]/([.E7]+[.F7])" office:value-type="float" office:value="0.4" calcext:value-type="float">
            <text:p>0,4000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Interferon-alpha-beta-signaling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522" calcext:value-type="float">
            <text:p>522</text:p>
          </table:table-cell>
          <table:table-cell table:style-name="ce14" office:value-type="float" office:value="466" calcext:value-type="float">
            <text:p>466</text:p>
          </table:table-cell>
          <table:table-cell table:style-name="ce17" table:formula="of:=[.B8]/([.B8]+[.C8])" office:value-type="float" office:value="0.22089552238806" calcext:value-type="float">
            <text:p>0,2209</text:p>
          </table:table-cell>
          <table:table-cell table:style-name="ce17" table:formula="of:=[.B8]/([.B8]+[.D8])" office:value-type="float" office:value="0.241042345276873" calcext:value-type="float">
            <text:p>0,2410</text:p>
          </table:table-cell>
          <table:table-cell table:style-name="ce17" table:formula="of:=2*[.E8]*[.F8]/([.E8]+[.F8])" office:value-type="float" office:value="0.230529595015576" calcext:value-type="float">
            <text:p>0,2305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Interleukin-2-signaling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20" calcext:value-type="float">
            <text:p>20</text:p>
          </table:table-cell>
          <table:table-cell table:style-name="ce17" table:formula="of:=[.B9]/([.B9]+[.C9])" office:value-type="float" office:value="0.326923076923077" calcext:value-type="float">
            <text:p>0,3269</text:p>
          </table:table-cell>
          <table:table-cell table:style-name="ce24" table:formula="of:=[.B9]/([.B9]+[.D9])" office:value-type="float" office:value="0.71830985915493" calcext:value-type="float">
            <text:p>0,7183</text:p>
          </table:table-cell>
          <table:table-cell table:style-name="ce17" table:formula="of:=2*[.E9]*[.F9]/([.E9]+[.F9])" office:value-type="float" office:value="0.449339207048458" calcext:value-type="float">
            <text:p>0,4493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Mitochondrial-fatty-acid-beta-oxidation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248" calcext:value-type="float">
            <text:p>248</text:p>
          </table:table-cell>
          <table:table-cell table:style-name="ce17" table:formula="of:=[.B10]/([.B10]+[.C10])" office:value-type="float" office:value="0.0186335403726708" calcext:value-type="float">
            <text:p>0,0186</text:p>
          </table:table-cell>
          <table:table-cell table:style-name="ce23" table:formula="of:=[.B10]/([.B10]+[.D10])" office:value-type="float" office:value="0.0119521912350598" calcext:value-type="float">
            <text:p>0,0120</text:p>
          </table:table-cell>
          <table:table-cell table:style-name="ce17" table:formula="of:=2*[.E10]*[.F10]/([.E10]+[.F10])" office:value-type="float" office:value="0.0145631067961165" calcext:value-type="float">
            <text:p>0,0146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Negative-regulation-of-FGFR1-signaling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2060" calcext:value-type="float">
            <text:p>2060</text:p>
          </table:table-cell>
          <table:table-cell table:style-name="ce14" office:value-type="float" office:value="75" calcext:value-type="float">
            <text:p>75</text:p>
          </table:table-cell>
          <table:table-cell table:style-name="ce17" table:formula="of:=[.B11]/([.B11]+[.C11])" office:value-type="float" office:value="0.0724898694281855" calcext:value-type="float">
            <text:p>0,0725</text:p>
          </table:table-cell>
          <table:table-cell table:style-name="ce17" table:formula="of:=[.B11]/([.B11]+[.D11])" office:value-type="float" office:value="0.682203389830508" calcext:value-type="float">
            <text:p>0,6822</text:p>
          </table:table-cell>
          <table:table-cell table:style-name="ce17" table:formula="of:=2*[.E11]*[.F11]/([.E11]+[.F11])" office:value-type="float" office:value="0.131054131054131" calcext:value-type="float">
            <text:p>0,1311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Negative-regulation-of-MAPK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399" calcext:value-type="float">
            <text:p>399</text:p>
          </table:table-cell>
          <table:table-cell table:style-name="ce14" office:value-type="float" office:value="107" calcext:value-type="float">
            <text:p>107</text:p>
          </table:table-cell>
          <table:table-cell table:style-name="ce17" table:formula="of:=[.B12]/([.B12]+[.C12])" office:value-type="float" office:value="0.140086206896552" calcext:value-type="float">
            <text:p>0,1401</text:p>
          </table:table-cell>
          <table:table-cell table:style-name="ce17" table:formula="of:=[.B12]/([.B12]+[.D12])" office:value-type="float" office:value="0.377906976744186" calcext:value-type="float">
            <text:p>0,3779</text:p>
          </table:table-cell>
          <table:table-cell table:style-name="ce17" table:formula="of:=2*[.E12]*[.F12]/([.E12]+[.F12])" office:value-type="float" office:value="0.20440251572327" calcext:value-type="float">
            <text:p>0,2044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NFE2L2-regulates-pentose-phosphate-pathway-genes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8" calcext:value-type="float">
            <text:p>8</text:p>
          </table:table-cell>
          <table:table-cell table:style-name="ce17" table:formula="of:=[.B13]/([.B13]+[.C13])" office:value-type="float" office:value="0.25" calcext:value-type="float">
            <text:p>0,2500</text:p>
          </table:table-cell>
          <table:table-cell table:style-name="ce17" table:formula="of:=[.B13]/([.B13]+[.D13])" office:value-type="float" office:value="0.384615384615385" calcext:value-type="float">
            <text:p>0,3846</text:p>
          </table:table-cell>
          <table:table-cell table:style-name="ce17" table:formula="of:=2*[.E13]*[.F13]/([.E13]+[.F13])" office:value-type="float" office:value="0.303030303030303" calcext:value-type="float">
            <text:p>0,3030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Paradoxical-activation-of-RAF-signaling-by-kinase-inactive-BRAF</text:p>
          </table:table-cell>
          <table:table-cell table:style-name="ce14" office:value-type="float" office:value="476" calcext:value-type="float">
            <text:p>47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4" office:value-type="float" office:value="324" calcext:value-type="float">
            <text:p>324</text:p>
          </table:table-cell>
          <table:table-cell table:style-name="ce17" table:formula="of:=[.B14]/([.B14]+[.C14])" office:value-type="float" office:value="0.225165562913907" calcext:value-type="float">
            <text:p>0,2252</text:p>
          </table:table-cell>
          <table:table-cell table:style-name="ce17" table:formula="of:=[.B14]/([.B14]+[.D14])" office:value-type="float" office:value="0.595" calcext:value-type="float">
            <text:p>0,5950</text:p>
          </table:table-cell>
          <table:table-cell table:style-name="ce17" table:formula="of:=2*[.E14]*[.F14]/([.E14]+[.F14])" office:value-type="float" office:value="0.326698695950583" calcext:value-type="float">
            <text:p>0,3267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Pentose-phosphate-cycle-(Pentose-phosphate-cycle)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273" calcext:value-type="float">
            <text:p>273</text:p>
          </table:table-cell>
          <table:table-cell table:style-name="ce17" table:formula="of:=[.B15]/([.B15]+[.C15])" office:value-type="float" office:value="0.0505050505050505" calcext:value-type="float">
            <text:p>0,0505</text:p>
          </table:table-cell>
          <table:table-cell table:style-name="ce23" table:formula="of:=[.B15]/([.B15]+[.D15])" office:value-type="float" office:value="0.0179856115107914" calcext:value-type="float">
            <text:p>0,0180</text:p>
          </table:table-cell>
          <table:table-cell table:style-name="ce17" table:formula="of:=2*[.E15]*[.F15]/([.E15]+[.F15])" office:value-type="float" office:value="0.026525198938992" calcext:value-type="float">
            <text:p>0,0265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Regulation-of-NFE2L2-gene-expression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B16]/([.B16]+[.C16])" office:value-type="float" office:value="0.111111111111111" calcext:value-type="float">
            <text:p>0,1111</text:p>
          </table:table-cell>
          <table:table-cell table:style-name="ce24" table:formula="of:=[.B16]/([.B16]+[.D16])" office:value-type="float" office:value="1" calcext:value-type="float">
            <text:p>1,0000</text:p>
          </table:table-cell>
          <table:table-cell table:style-name="ce17" table:formula="of:=2*[.E16]*[.F16]/([.E16]+[.F16])" office:value-type="float" office:value="0.2" calcext:value-type="float">
            <text:p>0,2000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Regulation_of_telomerase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10230" calcext:value-type="float">
            <text:p>10230</text:p>
          </table:table-cell>
          <table:table-cell table:style-name="ce14" office:value-type="float" office:value="23" calcext:value-type="float">
            <text:p>23</text:p>
          </table:table-cell>
          <table:table-cell table:style-name="ce17" table:formula="of:=[.B17]/([.B17]+[.C17])" office:value-type="float" office:value="0.0182341650671785" calcext:value-type="float">
            <text:p>0,0182</text:p>
          </table:table-cell>
          <table:table-cell table:style-name="ce24" table:formula="of:=[.B17]/([.B17]+[.D17])" office:value-type="float" office:value="0.892018779342723" calcext:value-type="float">
            <text:p>0,8920</text:p>
          </table:table-cell>
          <table:table-cell table:style-name="ce17" table:formula="of:=2*[.E17]*[.F17]/([.E17]+[.F17])" office:value-type="float" office:value="0.0357377974231167" calcext:value-type="float">
            <text:p>0,0357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SARS-CoV-1-activates-modulates-innate-immune-responses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9" calcext:value-type="float">
            <text:p>789</text:p>
          </table:table-cell>
          <table:table-cell table:style-name="ce14" office:value-type="float" office:value="6" calcext:value-type="float">
            <text:p>6</text:p>
          </table:table-cell>
          <table:table-cell table:style-name="ce17" table:formula="of:=[.B18]/([.B18]+[.C18])" office:value-type="float" office:value="0.0210918114143921" calcext:value-type="float">
            <text:p>0,0211</text:p>
          </table:table-cell>
          <table:table-cell table:style-name="ce17" table:formula="of:=[.B18]/([.B18]+[.D18])" office:value-type="float" office:value="0.739130434782609" calcext:value-type="float">
            <text:p>0,7391</text:p>
          </table:table-cell>
          <table:table-cell table:style-name="ce17" table:formula="of:=2*[.E18]*[.F18]/([.E18]+[.F18])" office:value-type="float" office:value="0.0410132689987937" calcext:value-type="float">
            <text:p>0,0410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SARS-CoV-1-modulates-host-translation-machinery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508" calcext:value-type="float">
            <text:p>508</text:p>
          </table:table-cell>
          <table:table-cell table:style-name="ce17" table:formula="of:=[.B19]/([.B19]+[.C19])" office:value-type="float" office:value="0.399038461538462" calcext:value-type="float">
            <text:p>0,3990</text:p>
          </table:table-cell>
          <table:table-cell table:style-name="ce17" table:formula="of:=[.B19]/([.B19]+[.D19])" office:value-type="float" office:value="0.140439932318105" calcext:value-type="float">
            <text:p>0,1404</text:p>
          </table:table-cell>
          <table:table-cell table:style-name="ce17" table:formula="of:=2*[.E19]*[.F19]/([.E19]+[.F19])" office:value-type="float" office:value="0.207759699624531" calcext:value-type="float">
            <text:p>0,2078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SARS-COV-2-ATTACHMENT-ENTRY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270" calcext:value-type="float">
            <text:p>270</text:p>
          </table:table-cell>
          <table:table-cell table:style-name="ce17" table:formula="of:=[.B20]/([.B20]+[.C20])" office:value-type="float" office:value="0.186440677966102" calcext:value-type="float">
            <text:p>0,1864</text:p>
          </table:table-cell>
          <table:table-cell table:style-name="ce23" table:formula="of:=[.B20]/([.B20]+[.D20])" office:value-type="float" office:value="0.0753424657534247" calcext:value-type="float">
            <text:p>0,0753</text:p>
          </table:table-cell>
          <table:table-cell table:style-name="ce17" table:formula="of:=2*[.E20]*[.F20]/([.E20]+[.F20])" office:value-type="float" office:value="0.107317073170732" calcext:value-type="float">
            <text:p>0,1073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SARS-COV-2-AUTOPHAGY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" calcext:value-type="float">
            <text:p>7</text:p>
          </table:table-cell>
          <table:table-cell table:style-name="ce17" table:formula="of:=[.B21]/([.B21]+[.C21])" office:value-type="float" office:value="0.305555555555556" calcext:value-type="float">
            <text:p>0,3056</text:p>
          </table:table-cell>
          <table:table-cell table:style-name="ce24" table:formula="of:=[.B21]/([.B21]+[.D21])" office:value-type="float" office:value="0.758620689655172" calcext:value-type="float">
            <text:p>0,7586</text:p>
          </table:table-cell>
          <table:table-cell table:style-name="ce17" table:formula="of:=2*[.E21]*[.F21]/([.E21]+[.F21])" office:value-type="float" office:value="0.435643564356436" calcext:value-type="float">
            <text:p>0,4356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SARS-COV-2-Maturation-of-spike-protei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15" calcext:value-type="float">
            <text:p>115</text:p>
          </table:table-cell>
          <table:table-cell table:style-name="ce17" table:formula="of:=[.B22]/([.B22]+[.C22])" office:value-type="float" office:value="0.361111111111111" calcext:value-type="float">
            <text:p>0,3611</text:p>
          </table:table-cell>
          <table:table-cell table:style-name="ce23" table:formula="of:=[.B22]/([.B22]+[.D22])" office:value-type="float" office:value="0.1015625" calcext:value-type="float">
            <text:p>0,1016</text:p>
          </table:table-cell>
          <table:table-cell table:style-name="ce17" table:formula="of:=2*[.E22]*[.F22]/([.E22]+[.F22])" office:value-type="float" office:value="0.158536585365854" calcext:value-type="float">
            <text:p>0,1585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SARS-COV-2-modulates-host-translation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255" calcext:value-type="float">
            <text:p>255</text:p>
          </table:table-cell>
          <table:table-cell table:style-name="ce14" office:value-type="float" office:value="572" calcext:value-type="float">
            <text:p>572</text:p>
          </table:table-cell>
          <table:table-cell table:style-name="ce17" table:formula="of:=[.B23]/([.B23]+[.C23])" office:value-type="float" office:value="0.4" calcext:value-type="float">
            <text:p>0,4000</text:p>
          </table:table-cell>
          <table:table-cell table:style-name="ce17" table:formula="of:=[.B23]/([.B23]+[.D23])" office:value-type="float" office:value="0.22911051212938" calcext:value-type="float">
            <text:p>0,2291</text:p>
          </table:table-cell>
          <table:table-cell table:style-name="ce17" table:formula="of:=2*[.E23]*[.F23]/([.E23]+[.F23])" office:value-type="float" office:value="0.291345329905741" calcext:value-type="float">
            <text:p>0,2913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SARS-COV-2-Translation-of-Replicase-and-Assembly-of-the-Replication-Transcription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1" calcext:value-type="float">
            <text:p>11</text:p>
          </table:table-cell>
          <table:table-cell table:style-name="ce17" table:formula="of:=[.B24]/([.B24]+[.C24])" office:value-type="float" office:value="0.442857142857143" calcext:value-type="float">
            <text:p>0,4429</text:p>
          </table:table-cell>
          <table:table-cell table:style-name="ce17" table:formula="of:=[.B24]/([.B24]+[.D24])" office:value-type="float" office:value="0.738095238095238" calcext:value-type="float">
            <text:p>0,7381</text:p>
          </table:table-cell>
          <table:table-cell table:style-name="ce17" table:formula="of:=2*[.E24]*[.F24]/([.E24]+[.F24])" office:value-type="float" office:value="0.553571428571429" calcext:value-type="float">
            <text:p>0,5536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Selenocysteine-synthesis</text:p>
          </table:table-cell>
          <table:table-cell table:style-name="ce14" office:value-type="float" office:value="798" calcext:value-type="float">
            <text:p>798</text:p>
          </table:table-cell>
          <table:table-cell table:style-name="ce14" office:value-type="float" office:value="1260" calcext:value-type="float">
            <text:p>1260</text:p>
          </table:table-cell>
          <table:table-cell table:style-name="ce14" office:value-type="float" office:value="3590" calcext:value-type="float">
            <text:p>3590</text:p>
          </table:table-cell>
          <table:table-cell table:style-name="ce17" table:formula="of:=[.B25]/([.B25]+[.C25])" office:value-type="float" office:value="0.387755102040816" calcext:value-type="float">
            <text:p>0,3878</text:p>
          </table:table-cell>
          <table:table-cell table:style-name="ce17" table:formula="of:=[.B25]/([.B25]+[.D25])" office:value-type="float" office:value="0.181859617137648" calcext:value-type="float">
            <text:p>0,1819</text:p>
          </table:table-cell>
          <table:table-cell table:style-name="ce17" table:formula="of:=2*[.E25]*[.F25]/([.E25]+[.F25])" office:value-type="float" office:value="0.247595408004964" calcext:value-type="float">
            <text:p>0,2476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Signaling-downstream-of-RAS-mutants</text:p>
          </table:table-cell>
          <table:table-cell table:style-name="ce14" office:value-type="float" office:value="433" calcext:value-type="float">
            <text:p>433</text:p>
          </table:table-cell>
          <table:table-cell table:style-name="ce14" office:value-type="float" office:value="1306" calcext:value-type="float">
            <text:p>1306</text:p>
          </table:table-cell>
          <table:table-cell table:style-name="ce14" office:value-type="float" office:value="305" calcext:value-type="float">
            <text:p>305</text:p>
          </table:table-cell>
          <table:table-cell table:style-name="ce17" table:formula="of:=[.B26]/([.B26]+[.C26])" office:value-type="float" office:value="0.248993674525589" calcext:value-type="float">
            <text:p>0,2490</text:p>
          </table:table-cell>
          <table:table-cell table:style-name="ce17" table:formula="of:=[.B26]/([.B26]+[.D26])" office:value-type="float" office:value="0.586720867208672" calcext:value-type="float">
            <text:p>0,5867</text:p>
          </table:table-cell>
          <table:table-cell table:style-name="ce17" table:formula="of:=2*[.E26]*[.F26]/([.E26]+[.F26])" office:value-type="float" office:value="0.349616471538151" calcext:value-type="float">
            <text:p>0,3496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Signalling-to-RAS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B27]/([.B27]+[.C27])" office:value-type="float" office:value="0.21969696969697" calcext:value-type="float">
            <text:p>0,2197</text:p>
          </table:table-cell>
          <table:table-cell table:style-name="ce24" table:formula="of:=[.B27]/([.B27]+[.D27])" office:value-type="float" office:value="1" calcext:value-type="float">
            <text:p>1,0000</text:p>
          </table:table-cell>
          <table:table-cell table:style-name="ce17" table:formula="of:=2*[.E27]*[.F27]/([.E27]+[.F27])" office:value-type="float" office:value="0.360248447204969" calcext:value-type="float">
            <text:p>0,3602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Spry-regulation-of-FGF-signaling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3" calcext:value-type="float">
            <text:p>13</text:p>
          </table:table-cell>
          <table:table-cell table:style-name="ce17" table:formula="of:=[.B28]/([.B28]+[.C28])" office:value-type="float" office:value="0.113300492610837" calcext:value-type="float">
            <text:p>0,1133</text:p>
          </table:table-cell>
          <table:table-cell table:style-name="ce17" table:formula="of:=[.B28]/([.B28]+[.D28])" office:value-type="float" office:value="0.638888888888889" calcext:value-type="float">
            <text:p>0,6389</text:p>
          </table:table-cell>
          <table:table-cell table:style-name="ce17" table:formula="of:=2*[.E28]*[.F28]/([.E28]+[.F28])" office:value-type="float" office:value="0.192468619246862" calcext:value-type="float">
            <text:p>0,1925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superpathway-of-D-myo-inositol-1-4-5-trisphosphate-metabolism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79" calcext:value-type="float">
            <text:p>179</text:p>
          </table:table-cell>
          <table:table-cell table:style-name="ce14" office:value-type="float" office:value="201" calcext:value-type="float">
            <text:p>201</text:p>
          </table:table-cell>
          <table:table-cell table:style-name="ce17" table:formula="of:=[.B29]/([.B29]+[.C29])" office:value-type="float" office:value="0.0913705583756345" calcext:value-type="float">
            <text:p>0,0914</text:p>
          </table:table-cell>
          <table:table-cell table:style-name="ce23" table:formula="of:=[.B29]/([.B29]+[.D29])" office:value-type="float" office:value="0.0821917808219178" calcext:value-type="float">
            <text:p>0,0822</text:p>
          </table:table-cell>
          <table:table-cell table:style-name="ce17" table:formula="of:=2*[.E29]*[.F29]/([.E29]+[.F29])" office:value-type="float" office:value="0.0865384615384615" calcext:value-type="float">
            <text:p>0,0865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TRAF3-dependent-IRF-activation-pathway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14" calcext:value-type="float">
            <text:p>14</text:p>
          </table:table-cell>
          <table:table-cell table:style-name="ce17" table:formula="of:=[.B30]/([.B30]+[.C30])" office:value-type="float" office:value="0.324742268041237" calcext:value-type="float">
            <text:p>0,3247</text:p>
          </table:table-cell>
          <table:table-cell table:style-name="ce24" table:formula="of:=[.B30]/([.B30]+[.D30])" office:value-type="float" office:value="0.818181818181818" calcext:value-type="float">
            <text:p>0,8182</text:p>
          </table:table-cell>
          <table:table-cell table:style-name="ce17" table:formula="of:=2*[.E30]*[.F30]/([.E30]+[.F30])" office:value-type="float" office:value="0.464944649446494" calcext:value-type="float">
            <text:p>0,4649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 table:style-name="ce11" office:value-type="string" calcext:value-type="string">
            <text:p>Trans-Golgi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B31]/([.B31]+[.C31])" office:value-type="float" office:value="0.205128205128205" calcext:value-type="float">
            <text:p>0,2051</text:p>
          </table:table-cell>
          <table:table-cell table:style-name="ce24" table:formula="of:=[.B31]/([.B31]+[.D31])" office:value-type="float" office:value="1" calcext:value-type="float">
            <text:p>1,0000</text:p>
          </table:table-cell>
          <table:table-cell table:style-name="ce17" table:formula="of:=2*[.E31]*[.F31]/([.E31]+[.F31])" office:value-type="float" office:value="0.340425531914894" calcext:value-type="float">
            <text:p>0,3404</text:p>
          </table:table-cell>
          <table:table-cell table:style-name="ce11" table:number-columns-repeated="5"/>
          <table:table-cell table:number-columns-repeated="16372"/>
        </table:table-row>
        <table:table-row table:style-name="ro1">
          <table:table-cell/>
          <table:table-cell table:formula="of:=SUM([.B2:.B31] )" office:value-type="float" office:value="3397" calcext:value-type="float">
            <text:p>3397</text:p>
          </table:table-cell>
          <table:table-cell table:formula="of:=SUM([.C2:.C31] )" office:value-type="float" office:value="23914" calcext:value-type="float">
            <text:p>23914</text:p>
          </table:table-cell>
          <table:table-cell table:formula="of:=SUM([.D2:.D31] )" office:value-type="float" office:value="12000" calcext:value-type="float">
            <text:p>12000</text:p>
          </table:table-cell>
          <table:table-cell table:style-name="ce17" table:formula="of:=AVERAGE([.E2:.E31])" office:value-type="float" office:value="0.199774548653102" calcext:value-type="float">
            <text:p>0,1998</text:p>
          </table:table-cell>
          <table:table-cell table:style-name="ce17" table:formula="of:=AVERAGE([.F2:.F31])" office:value-type="float" office:value="0.504259891403889" calcext:value-type="float">
            <text:p>0,5043</text:p>
          </table:table-cell>
          <table:table-cell table:style-name="ce17" table:formula="of:=AVERAGE([.G2:.G31])" office:value-type="float" office:value="0.230558581480056" calcext:value-type="float">
            <text:p>0,2306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formula="of:=[.B32]/([.B32]+[.C32])" office:value-type="float" office:value="0.124382117095676" calcext:value-type="float">
            <text:p>0,1244</text:p>
          </table:table-cell>
          <table:table-cell table:style-name="ce17" table:formula="of:=[.B32]/([.B32]+[.D32])" office:value-type="float" office:value="0.220627394947068" calcext:value-type="float">
            <text:p>0,2206</text:p>
          </table:table-cell>
          <table:table-cell table:style-name="ce17" table:formula="of:=2*[.E32]*[.F32]/([.E32]+[.F32])" office:value-type="float" office:value="0.286174330337929" calcext:value-type="float">
            <text:p>0,2862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number-columns-repeated="2"/>
          <table:table-cell table:style-name="ce17" table:formula="of:=VAR([.G2:.G32])" office:value-type="float" office:value="0.021799343697777" calcext:value-type="float">
            <text:p>0,0218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Pathway with small molecules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FP</text:p>
          </table:table-cell>
          <table:table-cell table:style-name="ce13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Citric-acid-cycle-(TCA-cycle)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300" calcext:value-type="float">
            <text:p>300</text:p>
          </table:table-cell>
          <table:table-cell table:style-name="ce17" table:formula="of:=[.B36]/([.B36]+[.C36])" office:value-type="float" office:value="0.0509090909090909" calcext:value-type="float">
            <text:p>0,0509</text:p>
          </table:table-cell>
          <table:table-cell table:style-name="ce17" table:formula="of:=[.B36]/([.B36]+[.D36])" office:value-type="float" office:value="0.0445859872611465" calcext:value-type="float">
            <text:p>0,0446</text:p>
          </table:table-cell>
          <table:table-cell table:style-name="ce17" table:formula="of:=2*[.E36]*[.F36]/([.E36]+[.F36])" office:value-type="float" office:value="0.0475382003395586" calcext:value-type="float">
            <text:p>0,0475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Glycolysis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822" calcext:value-type="float">
            <text:p>1822</text:p>
          </table:table-cell>
          <table:table-cell table:style-name="ce14" office:value-type="float" office:value="350" calcext:value-type="float">
            <text:p>350</text:p>
          </table:table-cell>
          <table:table-cell table:style-name="ce17" table:formula="of:=[.B37]/([.B37]+[.C37])" office:value-type="float" office:value="0.0225321888412017" calcext:value-type="float">
            <text:p>0,0225</text:p>
          </table:table-cell>
          <table:table-cell table:style-name="ce17" table:formula="of:=[.B37]/([.B37]+[.D37])" office:value-type="float" office:value="0.107142857142857" calcext:value-type="float">
            <text:p>0,1071</text:p>
          </table:table-cell>
          <table:table-cell table:style-name="ce17" table:formula="of:=2*[.E37]*[.F37]/([.E37]+[.F37])" office:value-type="float" office:value="0.0372340425531915" calcext:value-type="float">
            <text:p>0,0372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HDACs-deacetylate-histones</text:p>
          </table:table-cell>
          <table:table-cell table:style-name="ce14" office:value-type="float" office:value="430" calcext:value-type="float">
            <text:p>430</text:p>
          </table:table-cell>
          <table:table-cell table:style-name="ce14" office:value-type="float" office:value="1712" calcext:value-type="float">
            <text:p>1712</text:p>
          </table:table-cell>
          <table:table-cell table:style-name="ce14" office:value-type="float" office:value="4189" calcext:value-type="float">
            <text:p>4189</text:p>
          </table:table-cell>
          <table:table-cell table:style-name="ce17" table:formula="of:=[.B38]/([.B38]+[.C38])" office:value-type="float" office:value="0.200746965452848" calcext:value-type="float">
            <text:p>0,2007</text:p>
          </table:table-cell>
          <table:table-cell table:style-name="ce17" table:formula="of:=[.B38]/([.B38]+[.D38])" office:value-type="float" office:value="0.0930937432344663" calcext:value-type="float">
            <text:p>0,0931</text:p>
          </table:table-cell>
          <table:table-cell table:style-name="ce17" table:formula="of:=2*[.E38]*[.F38]/([.E38]+[.F38])" office:value-type="float" office:value="0.127200118325691" calcext:value-type="float">
            <text:p>0,1272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Interferon-alpha-beta-signaling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522" calcext:value-type="float">
            <text:p>522</text:p>
          </table:table-cell>
          <table:table-cell table:style-name="ce14" office:value-type="float" office:value="466" calcext:value-type="float">
            <text:p>466</text:p>
          </table:table-cell>
          <table:table-cell table:style-name="ce17" table:formula="of:=[.B39]/([.B39]+[.C39])" office:value-type="float" office:value="0.22089552238806" calcext:value-type="float">
            <text:p>0,2209</text:p>
          </table:table-cell>
          <table:table-cell table:style-name="ce17" table:formula="of:=[.B39]/([.B39]+[.D39])" office:value-type="float" office:value="0.241042345276873" calcext:value-type="float">
            <text:p>0,2410</text:p>
          </table:table-cell>
          <table:table-cell table:style-name="ce17" table:formula="of:=2*[.E39]*[.F39]/([.E39]+[.F39])" office:value-type="float" office:value="0.230529595015576" calcext:value-type="float">
            <text:p>0,2305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Interleukin-2-signaling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20" calcext:value-type="float">
            <text:p>20</text:p>
          </table:table-cell>
          <table:table-cell table:style-name="ce17" table:formula="of:=[.B40]/([.B40]+[.C40])" office:value-type="float" office:value="0.326923076923077" calcext:value-type="float">
            <text:p>0,3269</text:p>
          </table:table-cell>
          <table:table-cell table:style-name="ce17" table:formula="of:=[.B40]/([.B40]+[.D40])" office:value-type="float" office:value="0.71830985915493" calcext:value-type="float">
            <text:p>0,7183</text:p>
          </table:table-cell>
          <table:table-cell table:style-name="ce17" table:formula="of:=2*[.E40]*[.F40]/([.E40]+[.F40])" office:value-type="float" office:value="0.449339207048458" calcext:value-type="float">
            <text:p>0,4493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Mitochondrial-fatty-acid-beta-oxidation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248" calcext:value-type="float">
            <text:p>248</text:p>
          </table:table-cell>
          <table:table-cell table:style-name="ce17" table:formula="of:=[.B41]/([.B41]+[.C41])" office:value-type="float" office:value="0.0186335403726708" calcext:value-type="float">
            <text:p>0,0186</text:p>
          </table:table-cell>
          <table:table-cell table:style-name="ce17" table:formula="of:=[.B41]/([.B41]+[.D41])" office:value-type="float" office:value="0.0119521912350598" calcext:value-type="float">
            <text:p>0,0120</text:p>
          </table:table-cell>
          <table:table-cell table:style-name="ce17" table:formula="of:=2*[.E41]*[.F41]/([.E41]+[.F41])" office:value-type="float" office:value="0.0145631067961165" calcext:value-type="float">
            <text:p>0,0146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Negative-regulation-of-FGFR1-signaling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2060" calcext:value-type="float">
            <text:p>2060</text:p>
          </table:table-cell>
          <table:table-cell table:style-name="ce14" office:value-type="float" office:value="75" calcext:value-type="float">
            <text:p>75</text:p>
          </table:table-cell>
          <table:table-cell table:style-name="ce17" table:formula="of:=[.B42]/([.B42]+[.C42])" office:value-type="float" office:value="0.0724898694281855" calcext:value-type="float">
            <text:p>0,0725</text:p>
          </table:table-cell>
          <table:table-cell table:style-name="ce17" table:formula="of:=[.B42]/([.B42]+[.D42])" office:value-type="float" office:value="0.682203389830508" calcext:value-type="float">
            <text:p>0,6822</text:p>
          </table:table-cell>
          <table:table-cell table:style-name="ce17" table:formula="of:=2*[.E42]*[.F42]/([.E42]+[.F42])" office:value-type="float" office:value="0.131054131054131" calcext:value-type="float">
            <text:p>0,1311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NFE2L2-regulates-pentose-phosphate-pathway-genes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8" calcext:value-type="float">
            <text:p>8</text:p>
          </table:table-cell>
          <table:table-cell table:style-name="ce17" table:formula="of:=[.B43]/([.B43]+[.C43])" office:value-type="float" office:value="0.25" calcext:value-type="float">
            <text:p>0,2500</text:p>
          </table:table-cell>
          <table:table-cell table:style-name="ce17" table:formula="of:=[.B43]/([.B43]+[.D43])" office:value-type="float" office:value="0.384615384615385" calcext:value-type="float">
            <text:p>0,3846</text:p>
          </table:table-cell>
          <table:table-cell table:style-name="ce17" table:formula="of:=2*[.E43]*[.F43]/([.E43]+[.F43])" office:value-type="float" office:value="0.303030303030303" calcext:value-type="float">
            <text:p>0,303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Paradoxical-activation-of-RAF-signaling-by-kinase-inactive-BRAF</text:p>
          </table:table-cell>
          <table:table-cell table:style-name="ce14" office:value-type="float" office:value="476" calcext:value-type="float">
            <text:p>47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4" office:value-type="float" office:value="324" calcext:value-type="float">
            <text:p>324</text:p>
          </table:table-cell>
          <table:table-cell table:style-name="ce17" table:formula="of:=[.B44]/([.B44]+[.C44])" office:value-type="float" office:value="0.225165562913907" calcext:value-type="float">
            <text:p>0,2252</text:p>
          </table:table-cell>
          <table:table-cell table:style-name="ce17" table:formula="of:=[.B44]/([.B44]+[.D44])" office:value-type="float" office:value="0.595" calcext:value-type="float">
            <text:p>0,5950</text:p>
          </table:table-cell>
          <table:table-cell table:style-name="ce17" table:formula="of:=2*[.E44]*[.F44]/([.E44]+[.F44])" office:value-type="float" office:value="0.326698695950583" calcext:value-type="float">
            <text:p>0,3267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Pentose-phosphate-cycle-(Pentose-phosphate-cycle)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273" calcext:value-type="float">
            <text:p>273</text:p>
          </table:table-cell>
          <table:table-cell table:style-name="ce17" table:formula="of:=[.B45]/([.B45]+[.C45])" office:value-type="float" office:value="0.0505050505050505" calcext:value-type="float">
            <text:p>0,0505</text:p>
          </table:table-cell>
          <table:table-cell table:style-name="ce17" table:formula="of:=[.B45]/([.B45]+[.D45])" office:value-type="float" office:value="0.0179856115107914" calcext:value-type="float">
            <text:p>0,0180</text:p>
          </table:table-cell>
          <table:table-cell table:style-name="ce17" table:formula="of:=2*[.E45]*[.F45]/([.E45]+[.F45])" office:value-type="float" office:value="0.026525198938992" calcext:value-type="float">
            <text:p>0,0265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Regulation_of_telomerase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10230" calcext:value-type="float">
            <text:p>10230</text:p>
          </table:table-cell>
          <table:table-cell table:style-name="ce14" office:value-type="float" office:value="23" calcext:value-type="float">
            <text:p>23</text:p>
          </table:table-cell>
          <table:table-cell table:style-name="ce17" table:formula="of:=[.B46]/([.B46]+[.C46])" office:value-type="float" office:value="0.0182341650671785" calcext:value-type="float">
            <text:p>0,0182</text:p>
          </table:table-cell>
          <table:table-cell table:style-name="ce17" table:formula="of:=[.B46]/([.B46]+[.D46])" office:value-type="float" office:value="0.892018779342723" calcext:value-type="float">
            <text:p>0,8920</text:p>
          </table:table-cell>
          <table:table-cell table:style-name="ce17" table:formula="of:=2*[.E46]*[.F46]/([.E46]+[.F46])" office:value-type="float" office:value="0.0357377974231167" calcext:value-type="float">
            <text:p>0,0357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ARS-CoV-1-activates-modulates-innate-immune-responses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9" calcext:value-type="float">
            <text:p>789</text:p>
          </table:table-cell>
          <table:table-cell table:style-name="ce14" office:value-type="float" office:value="6" calcext:value-type="float">
            <text:p>6</text:p>
          </table:table-cell>
          <table:table-cell table:style-name="ce17" table:formula="of:=[.B47]/([.B47]+[.C47])" office:value-type="float" office:value="0.0210918114143921" calcext:value-type="float">
            <text:p>0,0211</text:p>
          </table:table-cell>
          <table:table-cell table:style-name="ce17" table:formula="of:=[.B47]/([.B47]+[.D47])" office:value-type="float" office:value="0.739130434782609" calcext:value-type="float">
            <text:p>0,7391</text:p>
          </table:table-cell>
          <table:table-cell table:style-name="ce17" table:formula="of:=2*[.E47]*[.F47]/([.E47]+[.F47])" office:value-type="float" office:value="0.0410132689987937" calcext:value-type="float">
            <text:p>0,041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ARS-COV-2-ATTACHMENT-ENTRY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270" calcext:value-type="float">
            <text:p>270</text:p>
          </table:table-cell>
          <table:table-cell table:style-name="ce17" table:formula="of:=[.B48]/([.B48]+[.C48])" office:value-type="float" office:value="0.186440677966102" calcext:value-type="float">
            <text:p>0,1864</text:p>
          </table:table-cell>
          <table:table-cell table:style-name="ce17" table:formula="of:=[.B48]/([.B48]+[.D48])" office:value-type="float" office:value="0.0753424657534247" calcext:value-type="float">
            <text:p>0,0753</text:p>
          </table:table-cell>
          <table:table-cell table:style-name="ce17" table:formula="of:=2*[.E48]*[.F48]/([.E48]+[.F48])" office:value-type="float" office:value="0.107317073170732" calcext:value-type="float">
            <text:p>0,1073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ARS-COV-2-Maturation-of-spike-protei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15" calcext:value-type="float">
            <text:p>115</text:p>
          </table:table-cell>
          <table:table-cell table:style-name="ce17" table:formula="of:=[.B49]/([.B49]+[.C49])" office:value-type="float" office:value="0.361111111111111" calcext:value-type="float">
            <text:p>0,3611</text:p>
          </table:table-cell>
          <table:table-cell table:style-name="ce17" table:formula="of:=[.B49]/([.B49]+[.D49])" office:value-type="float" office:value="0.1015625" calcext:value-type="float">
            <text:p>0,1016</text:p>
          </table:table-cell>
          <table:table-cell table:style-name="ce17" table:formula="of:=2*[.E49]*[.F49]/([.E49]+[.F49])" office:value-type="float" office:value="0.158536585365854" calcext:value-type="float">
            <text:p>0,1585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ARS-COV-2-modulates-host-translation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255" calcext:value-type="float">
            <text:p>255</text:p>
          </table:table-cell>
          <table:table-cell table:style-name="ce14" office:value-type="float" office:value="572" calcext:value-type="float">
            <text:p>572</text:p>
          </table:table-cell>
          <table:table-cell table:style-name="ce17" table:formula="of:=[.B50]/([.B50]+[.C50])" office:value-type="float" office:value="0.4" calcext:value-type="float">
            <text:p>0,4000</text:p>
          </table:table-cell>
          <table:table-cell table:style-name="ce17" table:formula="of:=[.B50]/([.B50]+[.D50])" office:value-type="float" office:value="0.22911051212938" calcext:value-type="float">
            <text:p>0,2291</text:p>
          </table:table-cell>
          <table:table-cell table:style-name="ce17" table:formula="of:=2*[.E50]*[.F50]/([.E50]+[.F50])" office:value-type="float" office:value="0.291345329905741" calcext:value-type="float">
            <text:p>0,2913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elenocysteine-synthesis</text:p>
          </table:table-cell>
          <table:table-cell table:style-name="ce14" office:value-type="float" office:value="798" calcext:value-type="float">
            <text:p>798</text:p>
          </table:table-cell>
          <table:table-cell table:style-name="ce14" office:value-type="float" office:value="1260" calcext:value-type="float">
            <text:p>1260</text:p>
          </table:table-cell>
          <table:table-cell table:style-name="ce14" office:value-type="float" office:value="3590" calcext:value-type="float">
            <text:p>3590</text:p>
          </table:table-cell>
          <table:table-cell table:style-name="ce17" table:formula="of:=[.B51]/([.B51]+[.C51])" office:value-type="float" office:value="0.387755102040816" calcext:value-type="float">
            <text:p>0,3878</text:p>
          </table:table-cell>
          <table:table-cell table:style-name="ce17" table:formula="of:=[.B51]/([.B51]+[.D51])" office:value-type="float" office:value="0.181859617137648" calcext:value-type="float">
            <text:p>0,1819</text:p>
          </table:table-cell>
          <table:table-cell table:style-name="ce17" table:formula="of:=2*[.E51]*[.F51]/([.E51]+[.F51])" office:value-type="float" office:value="0.247595408004964" calcext:value-type="float">
            <text:p>0,2476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ignaling-downstream-of-RAS-mutants</text:p>
          </table:table-cell>
          <table:table-cell table:style-name="ce14" office:value-type="float" office:value="433" calcext:value-type="float">
            <text:p>433</text:p>
          </table:table-cell>
          <table:table-cell table:style-name="ce14" office:value-type="float" office:value="1306" calcext:value-type="float">
            <text:p>1306</text:p>
          </table:table-cell>
          <table:table-cell table:style-name="ce14" office:value-type="float" office:value="305" calcext:value-type="float">
            <text:p>305</text:p>
          </table:table-cell>
          <table:table-cell table:style-name="ce17" table:formula="of:=[.B52]/([.B52]+[.C52])" office:value-type="float" office:value="0.248993674525589" calcext:value-type="float">
            <text:p>0,2490</text:p>
          </table:table-cell>
          <table:table-cell table:style-name="ce17" table:formula="of:=[.B52]/([.B52]+[.D52])" office:value-type="float" office:value="0.586720867208672" calcext:value-type="float">
            <text:p>0,5867</text:p>
          </table:table-cell>
          <table:table-cell table:style-name="ce17" table:formula="of:=2*[.E52]*[.F52]/([.E52]+[.F52])" office:value-type="float" office:value="0.349616471538151" calcext:value-type="float">
            <text:p>0,3496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uperpathway-of-D-myo-inositol-1-4-5-trisphosphate-metabolism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79" calcext:value-type="float">
            <text:p>179</text:p>
          </table:table-cell>
          <table:table-cell table:style-name="ce14" office:value-type="float" office:value="201" calcext:value-type="float">
            <text:p>201</text:p>
          </table:table-cell>
          <table:table-cell table:style-name="ce17" table:formula="of:=[.B53]/([.B53]+[.C53])" office:value-type="float" office:value="0.0913705583756345" calcext:value-type="float">
            <text:p>0,0914</text:p>
          </table:table-cell>
          <table:table-cell table:style-name="ce17" table:formula="of:=[.B53]/([.B53]+[.D53])" office:value-type="float" office:value="0.0821917808219178" calcext:value-type="float">
            <text:p>0,0822</text:p>
          </table:table-cell>
          <table:table-cell table:style-name="ce17" table:formula="of:=2*[.E53]*[.F53]/([.E53]+[.F53])" office:value-type="float" office:value="0.0865384615384615" calcext:value-type="float">
            <text:p>0,0865</text:p>
          </table:table-cell>
          <table:table-cell table:number-columns-repeated="16377"/>
        </table:table-row>
        <table:table-row table:style-name="ro1">
          <table:table-cell/>
          <table:table-cell table:formula="of:=SUM([.B36:.B53] )" office:value-type="float" office:value="2996" calcext:value-type="float">
            <text:p>2996</text:p>
          </table:table-cell>
          <table:table-cell table:formula="of:=SUM([.C36:.C53] )" office:value-type="float" office:value="22525" calcext:value-type="float">
            <text:p>22525</text:p>
          </table:table-cell>
          <table:table-cell table:formula="of:=SUM([.D36:.D53] )" office:value-type="float" office:value="11335" calcext:value-type="float">
            <text:p>11335</text:p>
          </table:table-cell>
          <table:table-cell table:style-name="ce17" table:formula="of:=AVERAGE([.E36:.E53])" office:value-type="float" office:value="0.175210998235273" calcext:value-type="float">
            <text:p>0,1752</text:p>
          </table:table-cell>
          <table:table-cell table:style-name="ce17" table:formula="of:=AVERAGE([.F24:.F53])" office:value-type="float" office:value="0.412667636540126" calcext:value-type="float">
            <text:p>0,4127</text:p>
          </table:table-cell>
          <table:table-cell table:style-name="ce17" table:formula="of:=AVERAGE([.G36:.G53])" office:value-type="float" office:value="0.167300721944356" calcext:value-type="float">
            <text:p>0,1673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formula="of:=[.B54]/([.B54]+[.C54])" office:value-type="float" office:value="0.117393519062733" calcext:value-type="float">
            <text:p>0,1174</text:p>
          </table:table-cell>
          <table:table-cell table:style-name="ce17" table:formula="of:=[.B54]/([.B54]+[.D54])" office:value-type="float" office:value="0.209057288395785" calcext:value-type="float">
            <text:p>0,2091</text:p>
          </table:table-cell>
          <table:table-cell table:style-name="ce17" table:formula="of:=2*[.E54]*[.F54]/([.E54]+[.F54])" office:value-type="float" office:value="0.245982433313673" calcext:value-type="float">
            <text:p>0,2460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number-columns-repeated="2"/>
          <table:table-cell table:style-name="ce17" table:formula="of:=VAR([.G36:.G53])" office:value-type="float" office:value="0.0178370989928217" calcext:value-type="float">
            <text:p>0,0178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Pathway without small molecules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FP</text:p>
          </table:table-cell>
          <table:table-cell table:style-name="ce13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CREB-phosphorylatio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B58]/([.B58]+[.C58])" office:value-type="float" office:value="0.107142857142857" calcext:value-type="float">
            <text:p>0,1071</text:p>
          </table:table-cell>
          <table:table-cell table:style-name="ce17" table:formula="of:=[.B58]/([.B58]+[.D58])" office:value-type="float" office:value="1" calcext:value-type="float">
            <text:p>1,0000</text:p>
          </table:table-cell>
          <table:table-cell table:style-name="ce17" table:formula="of:=2*[.E58]*[.F58]/([.E58]+[.F58])" office:value-type="float" office:value="0.193548387096774" calcext:value-type="float">
            <text:p>0,1935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ERKs-are-inactivated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5" calcext:value-type="float">
            <text:p>5</text:p>
          </table:table-cell>
          <table:table-cell table:style-name="ce17" table:formula="of:=[.B59]/([.B59]+[.C59])" office:value-type="float" office:value="0.220779220779221" calcext:value-type="float">
            <text:p>0,2208</text:p>
          </table:table-cell>
          <table:table-cell table:style-name="ce17" table:formula="of:=[.B59]/([.B59]+[.D59])" office:value-type="float" office:value="0.871794871794872" calcext:value-type="float">
            <text:p>0,8718</text:p>
          </table:table-cell>
          <table:table-cell table:style-name="ce17" table:formula="of:=2*[.E59]*[.F59]/([.E59]+[.F59])" office:value-type="float" office:value="0.352331606217617" calcext:value-type="float">
            <text:p>0,3523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IFNG-signaling-activates-MAPKs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B60]/([.B60]+[.C60])" office:value-type="float" office:value="0.25" calcext:value-type="float">
            <text:p>0,2500</text:p>
          </table:table-cell>
          <table:table-cell table:style-name="ce17" table:formula="of:=[.B60]/([.B60]+[.D60])" office:value-type="float" office:value="1" calcext:value-type="float">
            <text:p>1,0000</text:p>
          </table:table-cell>
          <table:table-cell table:style-name="ce17" table:formula="of:=2*[.E60]*[.F60]/([.E60]+[.F60])" office:value-type="float" office:value="0.4" calcext:value-type="float">
            <text:p>0,40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Negative-regulation-of-MAPK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399" calcext:value-type="float">
            <text:p>399</text:p>
          </table:table-cell>
          <table:table-cell table:style-name="ce14" office:value-type="float" office:value="107" calcext:value-type="float">
            <text:p>107</text:p>
          </table:table-cell>
          <table:table-cell table:style-name="ce17" table:formula="of:=[.B61]/([.B61]+[.C61])" office:value-type="float" office:value="0.140086206896552" calcext:value-type="float">
            <text:p>0,1401</text:p>
          </table:table-cell>
          <table:table-cell table:style-name="ce17" table:formula="of:=[.B61]/([.B61]+[.D61])" office:value-type="float" office:value="0.377906976744186" calcext:value-type="float">
            <text:p>0,3779</text:p>
          </table:table-cell>
          <table:table-cell table:style-name="ce17" table:formula="of:=2*[.E61]*[.F61]/([.E61]+[.F61])" office:value-type="float" office:value="0.20440251572327" calcext:value-type="float">
            <text:p>0,2044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Regulation-of-NFE2L2-gene-expression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B62]/([.B62]+[.C62])" office:value-type="float" office:value="0.111111111111111" calcext:value-type="float">
            <text:p>0,1111</text:p>
          </table:table-cell>
          <table:table-cell table:style-name="ce17" table:formula="of:=[.B62]/([.B62]+[.D62])" office:value-type="float" office:value="1" calcext:value-type="float">
            <text:p>1,0000</text:p>
          </table:table-cell>
          <table:table-cell table:style-name="ce17" table:formula="of:=2*[.E62]*[.F62]/([.E62]+[.F62])" office:value-type="float" office:value="0.2" calcext:value-type="float">
            <text:p>0,20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ARS-CoV-1-modulates-host-translation-machinery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508" calcext:value-type="float">
            <text:p>508</text:p>
          </table:table-cell>
          <table:table-cell table:style-name="ce17" table:formula="of:=[.B63]/([.B63]+[.C63])" office:value-type="float" office:value="0.399038461538462" calcext:value-type="float">
            <text:p>0,3990</text:p>
          </table:table-cell>
          <table:table-cell table:style-name="ce17" table:formula="of:=[.B63]/([.B63]+[.D63])" office:value-type="float" office:value="0.140439932318105" calcext:value-type="float">
            <text:p>0,1404</text:p>
          </table:table-cell>
          <table:table-cell table:style-name="ce17" table:formula="of:=2*[.E63]*[.F63]/([.E63]+[.F63])" office:value-type="float" office:value="0.207759699624531" calcext:value-type="float">
            <text:p>0,2078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ARS-COV-2-AUTOPHAGY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" calcext:value-type="float">
            <text:p>7</text:p>
          </table:table-cell>
          <table:table-cell table:style-name="ce17" table:formula="of:=[.B64]/([.B64]+[.C64])" office:value-type="float" office:value="0.305555555555556" calcext:value-type="float">
            <text:p>0,3056</text:p>
          </table:table-cell>
          <table:table-cell table:style-name="ce17" table:formula="of:=[.B64]/([.B64]+[.D64])" office:value-type="float" office:value="0.758620689655172" calcext:value-type="float">
            <text:p>0,7586</text:p>
          </table:table-cell>
          <table:table-cell table:style-name="ce17" table:formula="of:=2*[.E64]*[.F64]/([.E64]+[.F64])" office:value-type="float" office:value="0.435643564356436" calcext:value-type="float">
            <text:p>0,4356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ARS-COV-2-Translation-of-Replicase-and-Assembly-of-the-Replication-Transcription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1" calcext:value-type="float">
            <text:p>11</text:p>
          </table:table-cell>
          <table:table-cell table:style-name="ce17" table:formula="of:=[.B65]/([.B65]+[.C65])" office:value-type="float" office:value="0.442857142857143" calcext:value-type="float">
            <text:p>0,4429</text:p>
          </table:table-cell>
          <table:table-cell table:style-name="ce17" table:formula="of:=[.B65]/([.B65]+[.D65])" office:value-type="float" office:value="0.738095238095238" calcext:value-type="float">
            <text:p>0,7381</text:p>
          </table:table-cell>
          <table:table-cell table:style-name="ce17" table:formula="of:=2*[.E65]*[.F65]/([.E65]+[.F65])" office:value-type="float" office:value="0.553571428571429" calcext:value-type="float">
            <text:p>0,5536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ignalling-to-RAS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B66]/([.B66]+[.C66])" office:value-type="float" office:value="0.21969696969697" calcext:value-type="float">
            <text:p>0,2197</text:p>
          </table:table-cell>
          <table:table-cell table:style-name="ce17" table:formula="of:=[.B66]/([.B66]+[.D66])" office:value-type="float" office:value="1" calcext:value-type="float">
            <text:p>1,0000</text:p>
          </table:table-cell>
          <table:table-cell table:style-name="ce17" table:formula="of:=2*[.E66]*[.F66]/([.E66]+[.F66])" office:value-type="float" office:value="0.360248447204969" calcext:value-type="float">
            <text:p>0,3602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Spry-regulation-of-FGF-signaling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3" calcext:value-type="float">
            <text:p>13</text:p>
          </table:table-cell>
          <table:table-cell table:style-name="ce17" table:formula="of:=[.B67]/([.B67]+[.C67])" office:value-type="float" office:value="0.113300492610837" calcext:value-type="float">
            <text:p>0,1133</text:p>
          </table:table-cell>
          <table:table-cell table:style-name="ce17" table:formula="of:=[.B67]/([.B67]+[.D67])" office:value-type="float" office:value="0.638888888888889" calcext:value-type="float">
            <text:p>0,6389</text:p>
          </table:table-cell>
          <table:table-cell table:style-name="ce17" table:formula="of:=2*[.E67]*[.F67]/([.E67]+[.F67])" office:value-type="float" office:value="0.192468619246862" calcext:value-type="float">
            <text:p>0,1925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TRAF3-dependent-IRF-activation-pathway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14" calcext:value-type="float">
            <text:p>14</text:p>
          </table:table-cell>
          <table:table-cell table:style-name="ce17" table:formula="of:=[.B68]/([.B68]+[.C68])" office:value-type="float" office:value="0.324742268041237" calcext:value-type="float">
            <text:p>0,3247</text:p>
          </table:table-cell>
          <table:table-cell table:style-name="ce17" table:formula="of:=[.B68]/([.B68]+[.D68])" office:value-type="float" office:value="0.818181818181818" calcext:value-type="float">
            <text:p>0,8182</text:p>
          </table:table-cell>
          <table:table-cell table:style-name="ce17" table:formula="of:=2*[.E68]*[.F68]/([.E68]+[.F68])" office:value-type="float" office:value="0.464944649446494" calcext:value-type="float">
            <text:p>0,4649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Trans-Golgi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B69]/([.B69]+[.C69])" office:value-type="float" office:value="0.205128205128205" calcext:value-type="float">
            <text:p>0,2051</text:p>
          </table:table-cell>
          <table:table-cell table:style-name="ce17" table:formula="of:=[.B69]/([.B69]+[.D69])" office:value-type="float" office:value="1" calcext:value-type="float">
            <text:p>1,0000</text:p>
          </table:table-cell>
          <table:table-cell table:style-name="ce17" table:formula="of:=2*[.E69]*[.F69]/([.E69]+[.F69])" office:value-type="float" office:value="0.340425531914894" calcext:value-type="float">
            <text:p>0,3404</text:p>
          </table:table-cell>
          <table:table-cell table:number-columns-repeated="16377"/>
        </table:table-row>
        <table:table-row table:style-name="ro1">
          <table:table-cell/>
          <table:table-cell table:style-name="ce19" table:formula="of:=SUM([.B58:.B69])" office:value-type="float" office:value="401" calcext:value-type="float">
            <text:p>401</text:p>
          </table:table-cell>
          <table:table-cell table:style-name="ce19" table:formula="of:=SUM([.C58:.C69])" office:value-type="float" office:value="1389" calcext:value-type="float">
            <text:p>1389</text:p>
          </table:table-cell>
          <table:table-cell table:style-name="ce19" table:formula="of:=SUM([.D58:.D69])" office:value-type="float" office:value="665" calcext:value-type="float">
            <text:p>665</text:p>
          </table:table-cell>
          <table:table-cell table:style-name="ce18" table:formula="of:=AVERAGE([.E58:.E69])" office:value-type="float" office:value="0.236619874279846" calcext:value-type="float">
            <text:p>0,2366</text:p>
          </table:table-cell>
          <table:table-cell table:style-name="ce18" table:formula="of:=AVERAGE([.F40:.F69])" office:value-type="float" office:value="0.545130597647759" calcext:value-type="float">
            <text:p>0,5451</text:p>
          </table:table-cell>
          <table:table-cell table:style-name="ce18" table:formula="of:=AVERAGE([.G58:.G69])" office:value-type="float" office:value="0.325445370783606" calcext:value-type="float">
            <text:p>0,3254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formula="of:=[.B70]/([.B70]+[.C70])" office:value-type="float" office:value="0.224022346368715" calcext:value-type="float">
            <text:p>0,2240</text:p>
          </table:table-cell>
          <table:table-cell table:style-name="ce17" table:formula="of:=[.B70]/([.B70]+[.D70])" office:value-type="float" office:value="0.376172607879925" calcext:value-type="float">
            <text:p>0,3762</text:p>
          </table:table-cell>
          <table:table-cell table:style-name="ce17" table:formula="of:=2*[.E70]*[.F70]/([.E70]+[.F70])" office:value-type="float" office:value="0.329999758525135" calcext:value-type="float">
            <text:p>0,3300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number-columns-repeated="2"/>
          <table:table-cell table:style-name="ce17" table:formula="of:=VAR([.G58:.G69])" office:value-type="float" office:value="0.0155163247607833" calcext:value-type="float">
            <text:p>0,0155</text:p>
          </table:table-cell>
          <table:table-cell table:number-columns-repeated="16377"/>
        </table:table-row>
        <table:table-row table:style-name="ro1" table:number-rows-repeated="104850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number:min-decimal-places="7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20:59:18.948164088</meta:creation-date>
    <dc:date>2026-01-26T16:45:25.644834180</dc:date>
    <meta:editing-duration>PT20H24M49S</meta:editing-duration>
    <meta:editing-cycles>121</meta:editing-cycles>
    <meta:generator>LibreOffice/7.4.7.2$Linux_X86_64 LibreOffice_project/40$Build-2</meta:generator>
    <meta:document-statistic meta:table-count="2" meta:cell-count="947" meta:object-count="0"/>
  </office:meta>
</office:document-meta>
</file>